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paragraph-properties>
        <style:tab-stops>
          <style:tab-stop style:position="1.254cm"/>
        </style:tab-stops>
      </style:paragraph-properties>
    </style:style>
    <style:style style:name="P5" style:family="paragraph" style:parent-style-name="Standard">
      <style:paragraph-properties>
        <style:tab-stops>
          <style:tab-stop style:position="1.531cm"/>
        </style:tab-stops>
      </style:paragraph-properties>
    </style:style>
    <style:style style:name="P6" style:family="paragraph" style:parent-style-name="Standard">
      <style:paragraph-properties>
        <style:tab-stops>
          <style:tab-stop style:position="1.531cm"/>
        </style:tab-stops>
      </style:paragraph-properties>
      <style:text-properties style:font-name="Times New Roman" fo:font-size="12pt" fo:font-style="italic" style:font-size-asian="12pt" style:font-size-complex="12pt"/>
    </style:style>
    <style:style style:name="P7" style:family="paragraph" style:parent-style-name="Standard">
      <style:text-properties style:font-name="Times New Roman" fo:font-size="12pt" style:text-underline-style="none" fo:font-weight="normal" style:font-size-asian="12pt" style:font-weight-asian="normal" style:font-size-complex="12pt" style:font-weight-complex="normal"/>
    </style:style>
    <style:style style:name="P8" style:family="paragraph" style:parent-style-name="Standard">
      <style:paragraph-properties>
        <style:tab-stops>
          <style:tab-stop style:position="1.27cm"/>
        </style:tab-stops>
      </style:paragraph-properties>
    </style:style>
    <style:style style:name="P9" style:family="paragraph" style:parent-style-name="Standard">
      <style:paragraph-properties>
        <style:tab-stops>
          <style:tab-stop style:position="1.244cm"/>
        </style:tab-stops>
      </style:paragraph-properties>
    </style:style>
    <style:style style:name="P10" style:family="paragraph" style:parent-style-name="Text_20_body">
      <style:paragraph-properties fo:margin-top="0cm" fo:margin-bottom="0cm"/>
    </style:style>
    <style:style style:name="P11" style:family="paragraph" style:parent-style-name="Preformatted_20_Text">
      <style:text-properties style:font-name="Times New Roman" fo:font-size="12pt" style:font-size-asian="12pt" style:font-size-complex="12pt"/>
    </style:style>
    <style:style style:name="P12" style:family="paragraph" style:parent-style-name="Preformatted_20_Text">
      <style:text-properties style:font-name="Times New Roman" fo:font-size="12pt" style:text-underline-style="none" fo:font-weight="normal" style:font-size-asian="12pt" style:font-weight-asian="normal" style:font-size-complex="12pt" style:font-weight-complex="normal"/>
    </style:style>
    <style:style style:name="P13" style:family="paragraph" style:parent-style-name="Preformatted_20_Text">
      <style:paragraph-properties fo:margin-top="0cm" fo:margin-bottom="0.499cm"/>
    </style:style>
    <style:style style:name="P14" style:family="paragraph" style:parent-style-name="Preformatted_20_Text">
      <style:paragraph-properties fo:margin-top="0cm" fo:margin-bottom="0.499cm"/>
      <style:text-properties style:font-name="Times New Roman" fo:font-size="12pt" style:font-size-asian="12pt" style:font-size-complex="12pt"/>
    </style:style>
    <style:style style:name="P15" style:family="paragraph" style:parent-style-name="Standard" style:list-style-name="L1">
      <style:text-properties style:text-underline-style="none" fo:font-weight="normal" style:font-weight-asian="normal" style:font-weight-complex="normal"/>
    </style:style>
    <style:style style:name="P16" style:family="paragraph" style:parent-style-name="Standard" style:list-style-name="L2">
      <style:text-properties style:text-underline-style="none" fo:font-weight="normal" style:font-weight-asian="normal" style:font-weight-complex="normal"/>
    </style:style>
    <style:style style:name="P17" style:family="paragraph" style:parent-style-name="Standard" style:list-style-name="L3">
      <style:text-properties style:text-underline-style="none" fo:font-weight="normal" style:font-weight-asian="normal" style:font-weight-complex="normal"/>
    </style:style>
    <style:style style:name="P18" style:family="paragraph" style:parent-style-name="Standard" style:list-style-name="L4">
      <style:text-properties style:text-underline-style="none" fo:font-weight="normal" style:font-weight-asian="normal" style:font-weight-complex="normal"/>
    </style:style>
    <style:style style:name="P19" style:family="paragraph" style:parent-style-name="Standard" style:list-style-name="L5">
      <style:text-properties style:text-underline-style="none" fo:font-weight="normal" style:font-weight-asian="normal" style:font-weight-complex="normal"/>
    </style:style>
    <style:style style:name="P20" style:family="paragraph" style:parent-style-name="Standard" style:list-style-name="L6">
      <style:text-properties style:text-underline-style="none" fo:font-weight="normal" style:font-weight-asian="normal" style:font-weight-complex="normal"/>
    </style:style>
    <style:style style:name="P21" style:family="paragraph" style:parent-style-name="Standard" style:list-style-name="L2"/>
    <style:style style:name="P22" style:family="paragraph" style:parent-style-name="Standard" style:list-style-name="L6"/>
    <style:style style:name="P23" style:family="paragraph" style:parent-style-name="Standard" style:list-style-name="L7"/>
    <style:style style:name="P24" style:family="paragraph" style:parent-style-name="Standard" style:list-style-name="L8"/>
    <style:style style:name="P25" style:family="paragraph" style:parent-style-name="Standard" style:list-style-name="L9"/>
    <style:style style:name="P26" style:family="paragraph" style:parent-style-name="Standard" style:list-style-name="L10"/>
    <style:style style:name="P27" style:family="paragraph" style:parent-style-name="Standard" style:list-style-name="L10">
      <style:text-properties style:font-name="Times New Roman" fo:font-size="12pt" style:text-underline-style="none" fo:font-weight="normal" style:font-size-asian="12pt" style:font-weight-asian="normal" style:font-size-complex="12pt" style:font-weight-complex="normal"/>
    </style:style>
    <style:style style:name="P28" style:family="paragraph" style:parent-style-name="Standard" style:list-style-name="L10">
      <style:text-properties style:font-name="Times New Roman" fo:font-size="12pt" style:font-size-asian="12pt" style:font-size-complex="12pt"/>
    </style:style>
    <style:style style:name="P29" style:family="paragraph" style:parent-style-name="Standard" style:list-style-name="L11"/>
    <style:style style:name="P30" style:family="paragraph" style:parent-style-name="Standard" style:list-style-name="L12"/>
    <style:style style:name="P31" style:family="paragraph" style:parent-style-name="Standard" style:list-style-name="L13"/>
    <style:style style:name="P32" style:family="paragraph" style:parent-style-name="Preformatted_20_Text" style:list-style-name="L6">
      <style:text-properties style:font-name="Times New Roman" fo:font-size="12pt" style:text-underline-style="none" fo:font-weight="normal" style:font-size-asian="12pt" style:font-weight-asian="normal" style:font-size-complex="12pt" style:font-weight-complex="normal"/>
    </style:style>
    <style:style style:name="P33" style:family="paragraph" style:parent-style-name="Preformatted_20_Text" style:list-style-name="L10">
      <style:text-properties style:font-name="Times New Roman" fo:font-size="12pt" style:text-underline-style="none" fo:font-weight="normal" style:font-size-asian="12pt" style:font-weight-asian="normal" style:font-size-complex="12pt" style:font-weight-complex="normal"/>
    </style:style>
    <style:style style:name="P34" style:family="paragraph" style:parent-style-name="Preformatted_20_Text" style:list-style-name="L6">
      <style:text-properties style:font-name="Times New Roman" fo:font-size="12pt" style:font-size-asian="12pt" style:font-size-complex="12pt"/>
    </style:style>
    <style:style style:name="P35" style:family="paragraph" style:parent-style-name="Preformatted_20_Text" style:list-style-name="L7">
      <style:text-properties style:font-name="Times New Roman" fo:font-size="12pt" style:font-size-asian="12pt" style:font-size-complex="12pt"/>
    </style:style>
    <style:style style:name="P36" style:family="paragraph" style:parent-style-name="Preformatted_20_Text">
      <style:paragraph-properties fo:margin-top="0cm" fo:margin-bottom="0cm" fo:line-height="130%" fo:text-align="start" style:justify-single-word="false" fo:widows="1" fo:background-color="#eeeeee" fo:padding="0cm" fo:border="none">
        <style:background-image/>
      </style:paragraph-properties>
    </style:style>
    <style:style style:name="T1" style:family="text">
      <style:text-properties style:text-underline-style="none" fo:font-weight="normal" style:font-weight-asian="normal" style:font-weight-complex="normal"/>
    </style:style>
    <style:style style:name="T2" style:family="text">
      <style:text-properties style:font-name="Times New Roman"/>
    </style:style>
    <style:style style:name="T3" style:family="text">
      <style:text-properties style:font-name="Times New Roman" style:text-underline-style="none" fo:font-weight="normal" style:font-weight-asian="normal" style:font-weight-complex="normal"/>
    </style:style>
    <style:style style:name="T4" style:family="text">
      <style:text-properties style:font-name="Times New Roman" fo:font-size="12pt" style:text-underline-style="none" fo:font-weight="normal" style:font-size-asian="12pt" style:font-weight-asian="normal" style:font-size-complex="12pt" style:font-weight-complex="normal"/>
    </style:style>
    <style:style style:name="T5" style:family="text">
      <style:text-properties style:font-name="Times New Roman" fo:font-size="12pt" style:font-size-asian="12pt" style:font-size-complex="12pt"/>
    </style:style>
    <style:style style:name="T6" style:family="text">
      <style:text-properties fo:font-style="italic" style:text-underline-style="none" fo:font-weight="normal" style:font-weight-asian="normal" style:font-weight-complex="normal"/>
    </style:style>
    <style:style style:name="T7" style:family="text">
      <style:text-properties fo:font-weight="bold"/>
    </style:style>
    <style:style style:name="T8" style:family="text">
      <style:text-properties fo:font-variant="normal" fo:text-transform="none" fo:color="#222222" style:font-name="Consolas" fo:font-size="9.75pt" fo:letter-spacing="normal" fo:font-style="normal" fo:font-weight="normal" fo:background-color="#eeeee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reated and Edited: Arinjoy Basak, 27/06/2015</text:p>
      <text:p text:style-name="P2">Last Edit on 6th October, 2015</text:p>
      <text:p text:style-name="P3"/>
      <text:p text:style-name="P3"/>
      <text:p text:style-name="P3">The configuration currently used on the system is as follows:</text:p>
      <text:p text:style-name="P3"/>
      <text:p text:style-name="P3">Hadoop: version 2.6.0</text:p>
      <text:p text:style-name="P3">Hive: version 1.2.0</text:p>
      <text:p text:style-name="P3">Spark: version 1.2.1</text:p>
      <text:p text:style-name="P3">and MySQL (for Hive metastore): 5.5</text:p>
      <text:p text:style-name="P3"/>
      <text:p text:style-name="P3">The order of installation is as follows (Schematically):</text:p>
      <text:p text:style-name="P3"/>
      <text:list xml:id="list1707845262" text:style-name="L1">
        <text:list-item>
          <text:p text:style-name="P15">Download and setup Hadoop either as a single node or a cluster.</text:p>
        </text:list-item>
        <text:list-item>
          <text:p text:style-name="P15">Download and install Hive, create a Hive metastore in MySQL, and make sure Hive is connecting to it.</text:p>
        </text:list-item>
        <text:list-item>
          <text:p text:style-name="P15">Install Spark.</text:p>
        </text:list-item>
        <text:list-item>
          <text:p text:style-name="P15">Download the source of Spark, and build it using Hive (configure it first properly, and then using the Simple Build Tool).</text:p>
        </text:list-item>
      </text:list>
      <text:p text:style-name="P3"/>
      <text:p text:style-name="P1">General Installation:</text:p>
      <text:p text:style-name="P3"/>
      <text:p text:style-name="P3">The very first thing you need to do is install a version of Java, as both Hadoop, Hive and Spark all use Java. Doing this carefully saves a step in the installation of all the rest.</text:p>
      <text:p text:style-name="P3"/>
      <text:list xml:id="list1702990657" text:style-name="L2">
        <text:list-item>
          <text:p text:style-name="P16">First, install Java on your Linux machine. Try to install Oracle Java, but even if you have OpenJDK, (which comes by default with Ubuntu), it will work just fine. Try to get a hold of openjdk 7 for Java 7.</text:p>
        </text:list-item>
      </text:list>
      <text:p text:style-name="P3"><text:tab/></text:p>
      <text:p text:style-name="P3"><text:tab/>The command to install OpenJDK 7 runtime is:</text:p>
      <text:p text:style-name="P3"><text:tab/></text:p>
      <text:p text:style-name="Standard"><text:span text:style-name="T1"><text:tab/>$ </text:span>sudo apt-get install openjdk-7-jre</text:p>
      <text:p text:style-name="Standard"><text:tab/>$ sudo apt-get install openjdk-7-jdk is for the jdk.</text:p>
      <text:p text:style-name="Standard"><text:tab/></text:p>
      <text:p text:style-name="Standard"><text:tab/>Note that this will source Java 7 in /usr/lib/jvm/java-7-openjdk-amd64.</text:p>
      <text:p text:style-name="P3"/>
      <text:list xml:id="list683641709" text:style-name="L3">
        <text:list-item>
          <text:p text:style-name="P17">Then, open .bashrc: </text:p>
          <text:p text:style-name="P17"/>
          <text:p text:style-name="P17">$ vim ~/.bashrc </text:p>
          <text:p text:style-name="P17"/>
          <text:p text:style-name="P17">and add the following line to the file to specify the path for Java.</text:p>
        </text:list-item>
      </text:list>
      <text:p text:style-name="P3"><text:tab/></text:p>
      <text:p text:style-name="P3"><text:tab/>export JAVA_HOME=/usr/lib/jvm/java-7-openjdk-amd64 </text:p>
      <text:p text:style-name="P3"><text:tab/></text:p>
      <text:list xml:id="list749067952" text:continue-numbering="true" text:style-name="L3">
        <text:list-item>
          <text:p text:style-name="P17">Then, save the file and source it to make it available: </text:p>
          <text:p text:style-name="P17"/>
          <text:p text:style-name="P17">$ . ~/.bashrc</text:p>
          <text:p text:style-name="P17"/>
        </text:list-item>
        <text:list-item>
          <text:p text:style-name="P17">Check the Java version to see if it is working properly:</text:p>
        </text:list-item>
      </text:list>
      <text:p text:style-name="P3"><text:soft-page-break/><text:tab/></text:p>
      <text:p text:style-name="P3"><text:tab/>$ java -version</text:p>
      <text:p text:style-name="P3"/>
      <text:p text:style-name="P3"><text:tab/>Best Case output:</text:p>
      <text:p text:style-name="P3"><text:tab/>java version "1.7.0_79" </text:p>
      <text:p text:style-name="P3"><text:tab/>OpenJDK Runtime Environment (IcedTea 2.5.5) (7u79-2.5.5-0ubuntu0.12.04.1) </text:p>
      <text:p text:style-name="P3"><text:tab/>OpenJDK 64-Bit Server VM (build 24.79-b02, mixed mode) </text:p>
      <text:p text:style-name="P3"><text:tab/>$</text:p>
      <text:p text:style-name="P3"><text:tab/></text:p>
      <text:list xml:id="list671218428" text:style-name="L4">
        <text:list-header>
          <text:p text:style-name="P18">Congratulations! Java is ready!</text:p>
        </text:list-header>
      </text:list>
      <text:p text:style-name="P3"/>
      <text:list xml:id="list200587807" text:continue-numbering="true" text:style-name="L4">
        <text:list-item>
          <text:p text:style-name="P18">Firstly, set up a new user account and group strictly for use with Hadoop, Hive and Spark. This is for security issues, and so that any problems in the account or any changes in profiles would not affect the your working user (although, all installations will be in /usr/local folder, for a global access).</text:p>
        </text:list-item>
      </text:list>
      <text:p text:style-name="P3"><text:tab/></text:p>
      <text:p text:style-name="P3"><text:tab/>Use the following commands to create the new group 'hadoop', the new user 'hduser' and add <text:tab/>hduser to the group hadoop.</text:p>
      <text:p text:style-name="P3"><text:tab/></text:p>
      <text:p text:style-name="P3"><text:tab/>$ sudo addgroup hadoop </text:p>
      <text:p text:style-name="P3"><text:tab/>$ sudo adduser --ingroup hadoop hduser</text:p>
      <text:p text:style-name="P3"/>
      <text:p text:style-name="P3"><text:tab/>This step is actually part of the hadoop installation, but is equally important. Also, remember to <text:tab/></text:p>
      <text:p text:style-name="P3"><text:tab/>grant sudo access to the user 'hduser'.</text:p>
      <text:p text:style-name="P3"><text:tab/></text:p>
      <text:p text:style-name="Standard"><text:span text:style-name="T1"><text:tab/>$ </text:span><text:span text:style-name="Source_20_Text"><text:span text:style-name="T3">sudo usermod -a -G sudo hduser</text:span></text:span></text:p>
      <text:p text:style-name="Standard"><text:span text:style-name="Source_20_Text"><text:span text:style-name="T3"><text:tab/></text:span></text:span></text:p>
      <text:p text:style-name="Standard"><text:span text:style-name="Source_20_Text"><text:span text:style-name="T3">Note:<text:tab/>Always login to the hduser account while downloading and installing (especially installing) the </text:span></text:span></text:p>
      <text:p text:style-name="Standard"><text:span text:style-name="Source_20_Text"><text:span text:style-name="T3">things from the terminal, so that you are careful to make changes in the .bashrc file when needed. Add the $JAVA_HOME variable and path to the bashrc file of hduser also. And finally, for running hadoop clusters, hive metastore, spark tasks, or even starting the hive shell, always open through userid 'hduser', where all the settings made.</text:span></text:span></text:p>
      <text:p text:style-name="Standard"><text:span text:style-name="Source_20_Text"><text:span text:style-name="T3"><text:tab/></text:span></text:span></text:p>
      <text:p text:style-name="Standard"><text:span text:style-name="Source_20_Text"><text:span text:style-name="T3">Whatever be your current login id, you can login to your hduser account using:</text:span></text:span></text:p>
      <text:p text:style-name="Standard"><text:span text:style-name="Source_20_Text"><text:span text:style-name="T3"/></text:span></text:p>
      <text:p text:style-name="Standard"><text:span text:style-name="Source_20_Text"><text:span text:style-name="T3"><text:tab/>$ su – hduser, followed by entering your password.</text:span></text:span></text:p>
      <text:p text:style-name="Standard"><text:span text:style-name="Source_20_Text"><text:span text:style-name="T3"/></text:span></text:p>
      <text:p text:style-name="Standard"><text:span text:style-name="Source_20_Text"><text:span text:style-name="T3">Note:<text:tab/>This is particularly useful if one is using proxy settings and needs to turn them off , which is needed especially during the download processes, during building and sudo apt-get installations. Just disable the proxy settings, and log out and log into the user account for the changes to take place.</text:span></text:span></text:p>
      <text:p text:style-name="P3"/>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Hadoop Installation: (For version 2.6.0, single node clusters)</text:p>
      <text:p text:style-name="P3"/>
      <text:list xml:id="list1134377675" text:style-name="L5">
        <text:list-item>
          <text:p text:style-name="P19">Installing SSH: This is for Hadoop to access all the slave nodes, and most importantly – To start and manage all the HDFS and MapReduce daemons.</text:p>
        </text:list-item>
      </text:list>
      <text:p text:style-name="P3"><text:tab/></text:p>
      <text:p text:style-name="P3"><text:tab/>$ sudo apt-get install openssh-server</text:p>
      <text:p text:style-name="P3"><text:tab/></text:p>
      <text:list xml:id="list1447383443" text:style-name="L6">
        <text:list-item>
          <text:p text:style-name="P20">Now, we need to configure the ssh server setup for this machine, in order to be able to access it from this as well as other machines. Log into hduser account (su – hduser), and do the following steps:</text:p>
        </text:list-item>
      </text:list>
      <text:p text:style-name="P12"><text:tab/></text:p>
      <text:p text:style-name="P12"><text:tab/></text:p>
      <text:list xml:id="list670484762" text:continue-numbering="true" text:style-name="L6">
        <text:list-item>
          <text:list>
            <text:list-item>
              <text:p text:style-name="P32">Generate ssh key for hduser account</text:p>
            </text:list-item>
          </text:list>
        </text:list-item>
      </text:list>
      <text:p text:style-name="P12"><text:tab/><text:tab/></text:p>
      <text:p text:style-name="P12"><text:tab/><text:tab/>$ ssh-keygen -t rsa -P ""</text:p>
      <text:p text:style-name="P12"><text:tab/><text:tab/></text:p>
      <text:list xml:id="list171990664" text:continue-numbering="true" text:style-name="L6">
        <text:list-item>
          <text:list>
            <text:list-item>
              <text:p text:style-name="P32">Copy id_rsa.pub to authorized keys from hduser</text:p>
            </text:list-item>
          </text:list>
        </text:list-item>
      </text:list>
      <text:p text:style-name="P12"/>
      <text:p text:style-name="P12"><text:tab/><text:tab/>$ cat $HOME/.ssh/id_rsa.pub &gt;&gt; $HOME/.ssh/authorized_keys</text:p>
      <text:p text:style-name="P12"><text:tab/></text:p>
      <text:list xml:id="list952172035" text:continue-numbering="true" text:style-name="L6">
        <text:list-item>
          <text:p text:style-name="P22">Download Hadoop version 2.6.0 from one of the download mirrors available on the Apache website: <text:a xlink:type="simple" xlink:href="http://mirrors.gigenet.com/apache/hadoop/common/hadoop-2.6.0/hadoop-2.6.0.tar.gz">http://mirrors.gigenet.com/apache/hadoop/common/hadoop-2.6.0/hadoop-2.6.0.tar.gz</text:a></text:p>
          <text:p text:style-name="P22"/>
        </text:list-item>
        <text:list-item>
          <text:p text:style-name="P22">Go to the location of the installation of hadoop (namely, /usr/local). There, extract the source of Hadoop, and rename it to the folder hadoop:</text:p>
          <text:list>
            <text:list-header>
              <text:p text:style-name="P22"/>
            </text:list-header>
          </text:list>
          <text:p text:style-name="P34">$ sudo tar -xzvf $path_to_file_downloaded/hadoop-2.6.0.tar.gz</text:p>
          <text:p text:style-name="P34">$ sudo mv hadoop-2.6.0 /usr/local/hadoop </text:p>
          <text:p text:style-name="P34"/>
          <text:p text:style-name="P34">Assign ownership of this folder to Hadoop user:</text:p>
        </text:list-item>
      </text:list>
      <text:p text:style-name="P11"/>
      <text:p text:style-name="P11"><text:tab/>$ sudo chown hduser:hadoop -R /usr/local/hadoop </text:p>
      <text:p text:style-name="P11"/>
      <text:p text:style-name="P11"><text:tab/>Create Hadoop temp directories for Namenode and Datanode</text:p>
      <text:p text:style-name="P11"><text:tab/></text:p>
      <text:p text:style-name="P11"><text:tab/>$ sudo mkdir -p /usr/local/hadoop_tmp/hdfs/namenode</text:p>
      <text:p text:style-name="P11"><text:tab/>$ sudo mkdir -p /usr/local/hadoop_tmp/hdfs/datanode</text:p>
      <text:p text:style-name="P11"><text:tab/></text:p>
      <text:p text:style-name="P11"><text:tab/>Again assign ownership of this Hadoop temp folder to Hadoop user</text:p>
      <text:p text:style-name="P11"/>
      <text:p text:style-name="P14"><text:tab/>$ sudo chown hduser:hadoop -R /usr/local/hadoop_tmp/</text:p>
      <text:list xml:id="list2168716099" text:continue-numbering="true" text:style-name="L6">
        <text:list-item>
          <text:p text:style-name="P22">Now add the following lines to the .bashrc files of hduser:</text:p>
        </text:list-item>
      </text:list>
      <text:p text:style-name="Standard"><text:tab/></text:p>
      <text:p text:style-name="Standard"><text:tab/>export HADOOP_INSTALL=/usr/local/hadoop </text:p>
      <text:p text:style-name="Standard"><text:soft-page-break/><text:tab/>export PATH=$PATH:$HADOOP_INSTALL/bin </text:p>
      <text:p text:style-name="Standard"><text:tab/>export PATH=$PATH:$HADOOP_INSTALL/sbin </text:p>
      <text:p text:style-name="Standard"><text:tab/>export HADOOP_MAPRED_HOME=$HADOOP_INSTALL </text:p>
      <text:p text:style-name="Standard"><text:tab/>export HADOOP_COMMON_HOME=$HADOOP_INSTALL </text:p>
      <text:p text:style-name="Standard"><text:tab/>export HADOOP_HDFS_HOME=$HADOOP_INSTALL </text:p>
      <text:p text:style-name="Standard"><text:tab/>export YARN_HOME=$HADOOP_INSTALL </text:p>
      <text:p text:style-name="Standard"><text:tab/>export HADOOP_COMMON_LIB_NATIVE_DIR=$HADOOP_INSTALL/lib/native </text:p>
      <text:p text:style-name="Standard"><text:tab/>export HADOOP_OPTS="-Djava.library.path=$HADOOP_INSTALL/lib" </text:p>
      <text:p text:style-name="Standard"><text:tab/>export PATH=$PATH:$HADOOP_HOME/bin </text:p>
      <text:p text:style-name="Standard"><text:tab/><text:tab/></text:p>
      <text:p text:style-name="P4"><text:tab/>The save and source the file ($ . ~/.bashrc)</text:p>
      <text:p text:style-name="P4"><text:tab/></text:p>
      <text:list xml:id="list2134228500" text:continue-numbering="true" text:style-name="L6">
        <text:list-item>
          <text:p text:style-name="P22">Now, update the following files with the lines as they are mentioned (look for the configurations tag, and paste the properties into them).</text:p>
        </text:list-item>
      </text:list>
      <text:p text:style-name="Standard"><text:tab/></text:p>
      <text:p text:style-name="Standard"><text:tab/>$ cd /usr/local/hadoop/etc/hadoop</text:p>
      <text:p text:style-name="Standard"/>
      <text:p text:style-name="Standard"><text:tab/></text:p>
      <text:p text:style-name="P6">Configuration file : core-site.xml</text:p>
      <text:p text:style-name="P5">## To edit file, fire the below given command</text:p>
      <text:p text:style-name="P5">$ /usr/local/hadoop/etc/hadoop$ sudo gedit core-site.xml</text:p>
      <text:p text:style-name="P5"/>
      <text:p text:style-name="P5">## Paste these lines into &lt;configuration&gt; tag</text:p>
      <text:p text:style-name="P5">&lt;property&gt;</text:p>
      <text:p text:style-name="P5">&lt;name&gt;fs.default.name&lt;/name&gt;</text:p>
      <text:p text:style-name="P5">&lt;value&gt;hdfs://localhost:9000&lt;/value&gt;</text:p>
      <text:p text:style-name="P5">&lt;/property&gt;</text:p>
      <text:p text:style-name="P5">Configuration file : hdfs-site.xml</text:p>
      <text:p text:style-name="P5">## To edit file, fire the below given command</text:p>
      <text:p text:style-name="P5">$ /usr/local/hadoop/etc/hadoop$ sudo gedit hdfs-site.xml</text:p>
      <text:p text:style-name="P5"/>
      <text:p text:style-name="P5">## Paste these lines into &lt;configuration&gt; tag</text:p>
      <text:p text:style-name="P5">&lt;property&gt;</text:p>
      <text:p text:style-name="P5"><text:s text:c="3"/>   &lt;name&gt;dfs.replication&lt;/name&gt;</text:p>
      <text:p text:style-name="P5"><text:s text:c="3"/>   &lt;value&gt;1&lt;/value&gt;</text:p>
      <text:p text:style-name="P5"><text:s/>&lt;/property&gt;</text:p>
      <text:p text:style-name="P5"><text:s/>&lt;property&gt;</text:p>
      <text:p text:style-name="P5"><text:s text:c="3"/>   &lt;name&gt;dfs.namenode.name.dir&lt;/name&gt;</text:p>
      <text:p text:style-name="P5"><text:s text:c="3"/>   &lt;value&gt;file:/usr/local/hadoop_tmp/hdfs/namenode&lt;/value&gt;</text:p>
      <text:p text:style-name="P5"><text:s/>&lt;/property&gt;</text:p>
      <text:p text:style-name="P5"><text:s/>&lt;property&gt;</text:p>
      <text:p text:style-name="P5"><text:s text:c="3"/>   &lt;name&gt;dfs.datanode.data.dir&lt;/name&gt;</text:p>
      <text:p text:style-name="P5"><text:s text:c="3"/>   &lt;value&gt;file:/usr/local/hadoop_tmp/hdfs/datanode&lt;/value&gt;</text:p>
      <text:p text:style-name="P5"><text:s/>&lt;/property&gt;</text:p>
      <text:p text:style-name="P5">Configuration file : yarn-site.xml</text:p>
      <text:p text:style-name="P5">## To edit file, fire the below given command</text:p>
      <text:p text:style-name="P5">$ /usr/local/hadoop/etc/hadoop$ sudo gedit yarn-site.xml</text:p>
      <text:p text:style-name="P5"/>
      <text:p text:style-name="P5">## Paste these lines into &lt;configuration&gt; tag</text:p>
      <text:p text:style-name="P5"><text:soft-page-break/>&lt;property&gt;</text:p>
      <text:p text:style-name="P5"><text:s text:c="3"/>   &lt;name&gt;yarn.nodemanager.aux-services&lt;/name&gt;</text:p>
      <text:p text:style-name="P5"><text:s text:c="3"/>   &lt;value&gt;mapreduce_shuffle&lt;/value&gt;</text:p>
      <text:p text:style-name="P5">&lt;/property&gt;</text:p>
      <text:p text:style-name="P5">&lt;property&gt;</text:p>
      <text:p text:style-name="P5"><text:s text:c="3"/>   &lt;name&gt;yarn.nodemanager.aux-services.mapreduce.shuffle.class&lt;/name&gt;</text:p>
      <text:p text:style-name="P5"><text:s text:c="3"/>   &lt;value&gt;org.apache.hadoop.mapred.ShuffleHandler&lt;/value&gt;</text:p>
      <text:p text:style-name="P5">&lt;/property&gt;</text:p>
      <text:p text:style-name="P5">Configuration file : mapred-site.xml</text:p>
      <text:p text:style-name="P5">## Copy template of mapred-site.xml.template file</text:p>
      <text:p text:style-name="P5">cp /usr/local/hadoop/etc/hadoop/mapred-site.xml.template <text:s/>/usr/local/hadoop/etc/hadoop/mapred-site.xml</text:p>
      <text:p text:style-name="P5"/>
      <text:p text:style-name="P5">## To edit file, fire the below given command</text:p>
      <text:p text:style-name="P5">hduser@pingax:/usr/local/hadoop/etc/hadoop$ sudo gedit mapred-site.xml</text:p>
      <text:p text:style-name="P5"/>
      <text:p text:style-name="P5">## Paste these lines into &lt;configuration&gt; tag</text:p>
      <text:p text:style-name="P5">&lt;property&gt;</text:p>
      <text:p text:style-name="P5"><text:s text:c="3"/>   &lt;name&gt;mapreduce.framework.name&lt;/name&gt;</text:p>
      <text:p text:style-name="P5"><text:s text:c="3"/>   &lt;value&gt;yarn&lt;/value&gt;</text:p>
      <text:p text:style-name="P5">&lt;/property&gt;</text:p>
      <text:list xml:id="list1625703294" text:style-name="L7">
        <text:list-item>
          <text:p text:style-name="P23">Then, format the namenode: <text:s/>$ hdfs namenode -format</text:p>
        </text:list-item>
        <text:list-item>
          <text:p text:style-name="P23">Start the hadoop and mapreduce daemons through the following commands:</text:p>
          <text:p text:style-name="P23"/>
          <text:p text:style-name="P35">$ start-dfs.sh</text:p>
          <text:p text:style-name="P35">$ start-yarn.sh</text:p>
          <text:p text:style-name="P23"/>
          <text:p text:style-name="P23">Which should give the output (start-all.sh also does the same thing):</text:p>
          <text:p text:style-name="P23"/>
          <text:p text:style-name="P23">Starting namenodes on [localhost] </text:p>
          <text:p text:style-name="P23">localhost: starting namenode, logging to /usr/local/hadoop/logs/hadoop-hduser-namenode-arinjoy-Inspiron-3521.out </text:p>
          <text:p text:style-name="P23">localhost: starting datanode, logging to /usr/local/hadoop/logs/hadoop-hduser-datanode-arinjoy-Inspiron-3521.out </text:p>
          <text:p text:style-name="P23">Starting secondary namenodes [0.0.0.0] </text:p>
          <text:p text:style-name="P23">0.0.0.0: starting secondarynamenode, logging to /usr/local/hadoop/logs/hadoop-hduser-secondarynamenode-arinjoy-Inspiron-3521.out </text:p>
          <text:p text:style-name="P23">starting yarn daemons </text:p>
          <text:p text:style-name="P23">starting resourcemanager, logging to /usr/local/hadoop/logs/yarn-hduser-resourcemanager-arinjoy-Inspiron-3521.out </text:p>
          <text:p text:style-name="P23">localhost: starting nodemanager, logging to /usr/local/hadoop/logs/yarn-hduser-nodemanager-arinjoy-Inspiron-3521.out </text:p>
        </text:list-item>
      </text:list>
      <text:p text:style-name="Standard"><text:tab/></text:p>
      <text:list xml:id="list678958218" text:continue-numbering="true" text:style-name="L7">
        <text:list-header>
          <text:p text:style-name="P23">To stop the daemons, run stop-dfs.sh and stop-yarn.sh, or stop-all.sh (deprecated).</text:p>
          <text:p text:style-name="P23"/>
          <text:p text:style-name="P23">localhost: stopping namenode </text:p>
        </text:list-header>
      </text:list>
      <text:p text:style-name="Standard"><text:tab/>localhost: stopping datanode </text:p>
      <text:p text:style-name="Standard"><text:tab/>Stopping secondary namenodes [0.0.0.0] </text:p>
      <text:p text:style-name="Standard"><text:tab/>0.0.0.0: stopping secondarynamenode </text:p>
      <text:p text:style-name="Standard"><text:soft-page-break/><text:tab/>stopping yarn daemons </text:p>
      <text:p text:style-name="Standard"><text:tab/>stopping resourcemanager </text:p>
      <text:p text:style-name="Standard"><text:tab/>resourcemanager did not stop gracefully after 5 seconds: killing with kill -9 </text:p>
      <text:p text:style-name="Standard"><text:tab/>localhost: stopping nodemanager </text:p>
      <text:p text:style-name="Standard"><text:tab/>localhost: nodemanager did not stop gracefully after 5 seconds: killing with kill -9 </text:p>
      <text:p text:style-name="Standard"><text:tab/>no proxyserver to stop </text:p>
      <text:p text:style-name="Standard"><text:tab/></text:p>
      <text:p text:style-name="Standard"><text:tab/>ERROR: If on start-dfs.sh, or at any stage, the following error occurs</text:p>
      <text:p text:style-name="Standard"><text:tab/><text:span text:style-name="Source_20_Text"><text:span text:style-name="T8">deploy@olympus:~$ start-dfs.sh</text:span></text:span></text:p>
      <text:p text:style-name="P36"><text:span text:style-name="Source_20_Text"><text:span text:style-name="T8"><text:tab/>Starting namenodes on [olympus]</text:span></text:span></text:p>
      <text:p text:style-name="P36"><text:span text:style-name="Source_20_Text"><text:span text:style-name="T8"><text:tab/>olympus: Error: JAVA_HOME is not set and could not be found.</text:span></text:span></text:p>
      <text:p text:style-name="Text_20_body"><text:tab/>Open hadoop-env.sh in /usr/local/hadoop/etc/hadoop, and specify hadoop to use the <text:tab/>JAVA_HOME in the path provided. Add the following line to hadoop-env.sh and save.</text:p>
      <text:p text:style-name="Text_20_body"><text:tab/><text:tab/>export JAVA_HOME=/usr/lib/jvm/java-7-openjdk-amd64</text:p>
      <text:p text:style-name="Text_20_body"><text:tab/></text:p>
      <text:list xml:id="list1198517205" text:continue-numbering="true" text:style-name="L7">
        <text:list-item>
          <text:p text:style-name="P23">Verify the processes with jps: $ jps</text:p>
        </text:list-item>
      </text:list>
      <text:p text:style-name="Standard"/>
      <text:p text:style-name="Standard">Which should show:</text:p>
      <text:p text:style-name="Standard"/>
      <text:p text:style-name="Standard">6262 SecondaryNameNode </text:p>
      <text:p text:style-name="Standard">5721 NameNode </text:p>
      <text:p text:style-name="Standard">8060 RunJar </text:p>
      <text:p text:style-name="Standard">5970 DataNode </text:p>
      <text:p text:style-name="Standard">25681 Jps </text:p>
      <text:p text:style-name="Standard">6414 ResourceManager </text:p>
      <text:p text:style-name="Standard">6666 NodeManager </text:p>
      <text:list xml:id="list481111022" text:continue-numbering="true" text:style-name="L7">
        <text:list-header>
          <text:p text:style-name="P23"/>
          <text:p text:style-name="P23">And hadoop is all set up! Now run a simple word count program on hadoop to verify if the installation is correct or not. For example, use the streamer api in a Python code to create a mapper and reducer available on the michaelnoll tutorial, and write the following command to run them (considering the filenames are the same as the ones in the tutorial)</text:p>
        </text:list-header>
      </text:list>
      <text:p text:style-name="Standard"><text:tab/></text:p>
      <text:p text:style-name="Standard">$ bin/hadoop jar /usr/local/hadoop/share/hadoop/tools/lib/hadoop-*streaming*.jar -file /home/hduser/mapper.py <text:s text:c="3"/>-mapper /home/hduser/mapper.py -file /home/hduser/reducer.py <text:s text:c="2"/>-reducer /home/hduser/reducer.py -input /user/hduser/gutenberg/* -output /user/hduser/gutenberg-output</text:p>
      <text:p text:style-name="Standard"/>
      <text:p text:style-name="Standard">Then, access the files as per the hdfs commands to read them and verify them.</text:p>
      <text:p text:style-name="P3"/>
      <text:p text:style-name="P1"/>
      <text:p text:style-name="P1"/>
      <text:p text:style-name="P1"/>
      <text:p text:style-name="P1"/>
      <text:p text:style-name="P1"/>
      <text:p text:style-name="P1"/>
      <text:p text:style-name="P1"/>
      <text:p text:style-name="P1"/>
      <text:p text:style-name="P1"><text:soft-page-break/>Hive Installation: (For version 1.2.0)</text:p>
      <text:p text:style-name="P3"/>
      <text:list xml:id="list688529789" text:style-name="L8">
        <text:list-item>
          <text:p text:style-name="P24"><text:span text:style-name="T1">Download the version 1.2.0 of Hive from the Apache Hive website: </text:span><text:a xlink:type="simple" xlink:href="http://apache.mirrors.lucidnetworks.net/hive/stable/apache-hive-1.2.0-bin.tar.gz">http://apache.mirrors.lucidnetworks.net/hive/stable/apache-hive-1.2.0-bin.tar.gz</text:a></text:p>
        </text:list-item>
      </text:list>
      <text:p text:style-name="Standard"><text:span text:style-name="T1"><text:tab/></text:span><text:span text:style-name="T4">(This is just one of the mirrors) Try any of them.</text:span></text:p>
      <text:p text:style-name="Standard"><text:span text:style-name="Source_20_Text"><text:span text:style-name="T4"/></text:span></text:p>
      <text:list xml:id="list1179608491" text:style-name="L9">
        <text:list-item>
          <text:p text:style-name="P25"><text:span text:style-name="Source_20_Text"><text:span text:style-name="T4">Extract the file, and copy it to the /usr/local folder for installation. Then change the owner to hduser, who will access it.</text:span></text:span></text:p>
          <text:p text:style-name="P25"><text:span text:style-name="Source_20_Text"><text:span text:style-name="T4"/></text:span></text:p>
          <text:p text:style-name="P25"><text:span text:style-name="Source_20_Text"><text:span text:style-name="T4">sudo su</text:span></text:span></text:p>
        </text:list-item>
      </text:list>
      <text:p text:style-name="Preformatted_20_Text"><text:span text:style-name="Source_20_Text"><text:span text:style-name="T4"><text:tab/></text:span></text:span><text:span text:style-name="Source_20_Text"><text:span text:style-name="T5">cd /usr/local </text:span></text:span></text:p>
      <text:p text:style-name="Preformatted_20_Text"><text:span text:style-name="Source_20_Text"><text:span text:style-name="T5"><text:tab/>cp /home//Download/apache-hive-1.2.0-bin.tar.gz /usr/local/</text:span></text:span></text:p>
      <text:p text:style-name="Preformatted_20_Text"><text:span text:style-name="Source_20_Text"><text:span text:style-name="T5"><text:tab/>tar -xvzf apache-hive-1.2.0-bin.tar.gz</text:span></text:span></text:p>
      <text:p text:style-name="Preformatted_20_Text"><text:span text:style-name="Source_20_Text"><text:span text:style-name="T5"><text:tab/>mv apache-hive-1.2.0-bin hive</text:span></text:span></text:p>
      <text:p text:style-name="P13"><text:span text:style-name="Source_20_Text"><text:span text:style-name="T5"><text:tab/>chown -R hduser:hadoop hive </text:span></text:span></text:p>
      <text:list xml:id="list1318388629" text:style-name="L10">
        <text:list-item>
          <text:p text:style-name="P27">Update /etc/profile PATH or su hduser: vi ~/.bashrc</text:p>
        </text:list-item>
      </text:list>
      <text:p text:style-name="Standard"><text:span text:style-name="Source_20_Text"><text:span text:style-name="T2"><text:tab/></text:span></text:span></text:p>
      <text:p text:style-name="Standard"><text:span text:style-name="Source_20_Text"><text:span text:style-name="T2"><text:tab/>export HIVE_HOME=/usr/local/hive </text:span></text:span></text:p>
      <text:p text:style-name="Standard"><text:span text:style-name="Source_20_Text"><text:span text:style-name="T2"><text:tab/>export PATH=$PATH:$HADOOP_HOME/bin:$HIVE_HOME/bin </text:span></text:span></text:p>
      <text:p text:style-name="Standard"><text:span text:style-name="Source_20_Text"><text:span text:style-name="T2"><text:tab/></text:span></text:span></text:p>
      <text:p text:style-name="Standard"><text:span text:style-name="Source_20_Text"><text:span text:style-name="T2"><text:tab/>#Some errors may occur, due to being unable to find the java libraries for jLine Terminals (or <text:tab/></text:span></text:span></text:p>
      <text:p text:style-name="Standard"><text:span text:style-name="Source_20_Text"><text:span text:style-name="T2"><text:tab/>something like that), in which case, add these to the end of .bashrc</text:span></text:span></text:p>
      <text:p text:style-name="Standard"><text:tab/></text:p>
      <text:p text:style-name="Standard"><text:tab/>export HADOOP_USER_CLASSPATH_FIRST=true </text:p>
      <text:p text:style-name="Standard"><text:tab/>export JAVA_LIBRARY_PATH=$HADOOP_HOME/lib/native:$JAVA_LIBRARY_PATH </text:p>
      <text:p text:style-name="Standard"><text:span text:style-name="Source_20_Text"><text:span text:style-name="T2"><text:tab/></text:span></text:span></text:p>
      <text:p text:style-name="Standard"><text:span text:style-name="Source_20_Text"><text:span text:style-name="T2"><text:tab/>This might also be a solution for Hadoop errors like this:</text:span></text:span></text:p>
      <text:p text:style-name="Standard"><text:span text:style-name="Source_20_Text"><text:span text:style-name="T2"><text:tab/></text:span></text:span></text:p>
      <text:p text:style-name="Standard"><text:span text:style-name="Source_20_Text"><text:span text:style-name="T2"><text:tab/>15/06/27 01:39:52 WARN util.NativeCodeLoader: Unable to load native-hadoop library for your platform... using builtin-java classes where applicable</text:span></text:span></text:p>
      <text:p text:style-name="Standard"><text:span text:style-name="Source_20_Text"><text:span text:style-name="T2"><text:tab/></text:span></text:span></text:p>
      <text:p text:style-name="Standard"><text:span text:style-name="Source_20_Text"><text:span text:style-name="T2"><text:tab/>Then, source the file.</text:span></text:span></text:p>
      <text:p text:style-name="Standard"><text:span text:style-name="Source_20_Text"><text:span text:style-name="T2"><text:tab/></text:span></text:span></text:p>
      <text:list xml:id="list313971617" text:continue-numbering="true" text:style-name="L10">
        <text:list-item>
          <text:p text:style-name="P27">In addition, you must create /tmp and /user/hive/warehouse (aka hive.metastore.warehouse.dir) and set them chmod g+w in HDFS before you can create a table in Hive.</text:p>
        </text:list-item>
      </text:list>
      <text:p text:style-name="Preformatted_20_Text"/>
      <text:p text:style-name="Standard"><text:span text:style-name="Source_20_Text"><text:span text:style-name="T2"><text:tab/>$ $HADOOP_HOME/bin/hadoop fs -mkdir <text:s text:c="6"/>/tmp</text:span></text:span></text:p>
      <text:p text:style-name="Standard"><text:span text:style-name="Source_20_Text"><text:span text:style-name="T2"><text:tab/>$ $HADOOP_HOME/bin/hadoop fs -mkdir <text:s text:c="6"/>/user/hive/warehouse</text:span></text:span></text:p>
      <text:p text:style-name="Standard"><text:span text:style-name="Source_20_Text"><text:span text:style-name="T2"><text:tab/>$ $HADOOP_HOME/bin/hadoop fs -chmod g+w <text:s text:c="2"/>/tmp</text:span></text:span></text:p>
      <text:p text:style-name="Standard"><text:span text:style-name="Source_20_Text"><text:span text:style-name="T2"><text:tab/>$ $HADOOP_HOME/bin/hadoop fs -chmod g+w <text:s text:c="2"/>/user/hive/warehouse</text:span></text:span></text:p>
      <text:p text:style-name="P7"/>
      <text:list xml:id="list838247232" text:continue-numbering="true" text:style-name="L10">
        <text:list-item>
          <text:p text:style-name="P28"><text:span text:style-name="T1">Remove .template extension from all the files stored in $HIVE_HOME/conf folder. (</text:span><text:span text:style-name="T6">Ex : mv hive-env.sh.template hive-env.sh</text:span><text:span text:style-name="T1">)</text:span></text:p>
          <text:p text:style-name="P27"/>
        </text:list-item>
        <text:list-item>
          <text:p text:style-name="P26"><text:span text:style-name="T4">Now, to configure hive to point to the metastore. </text:span><text:span text:style-name="T1">This will install the jar for mysql connector </text:span><text:span text:style-name="T1">through java, cd /usr/share/java/ to see the mysql-connector-java.jar)</text:span></text:p>
        </text:list-item>
      </text:list>
      <text:p text:style-name="Standard"><text:span text:style-name="Source_20_Text"><text:tab/></text:span></text:p>
      <text:p text:style-name="Standard"><text:span text:style-name="Source_20_Text"><text:span text:style-name="T2"><text:tab/>$ sudo apt-get install mysql-server-5.5</text:span></text:span></text:p>
      <text:p text:style-name="Standard"><text:soft-page-break/><text:span text:style-name="Source_20_Text"><text:span text:style-name="T2"><text:tab/>$ sudo apt-get install libmysql-java</text:span></text:span></text:p>
      <text:p text:style-name="Standard"><text:span text:style-name="Source_20_Text"><text:span text:style-name="T2"><text:tab/></text:span></text:span></text:p>
      <text:list xml:id="list944761700" text:continue-numbering="true" text:style-name="L10">
        <text:list-item>
          <text:p text:style-name="P27">Then, Download the latest version of the mysql connector from the dev.mysql website, and copy it into the /usr/local/hive/lib/ folder.</text:p>
          <text:p text:style-name="P27"/>
        </text:list-item>
        <text:list-item>
          <text:p text:style-name="P27">Create the initial database schema using the hive-schema-<text:line-break/></text:p>
        </text:list-item>
      </text:list>
      <text:p text:style-name="Standard"><text:span text:style-name="Source_20_Text"><text:span text:style-name="T2">$ mysql -uroot -proot</text:span></text:span></text:p>
      <text:p text:style-name="Standard"><text:span text:style-name="Source_20_Text"><text:span text:style-name="T2">mysql&gt;CREATE DATABASE metastore;</text:span></text:span></text:p>
      <text:p text:style-name="Standard"><text:span text:style-name="Source_20_Text"><text:span text:style-name="T2">mysql&gt;USE metastore;</text:span></text:span></text:p>
      <text:p text:style-name="Standard"><text:span text:style-name="Source_20_Text"><text:span text:style-name="T2">mysql&gt; SOURCE /usr/local/hive/scripts/metastore/upgrade/mysql/hive-schema-1.2.0.mysql.sql</text:span></text:span></text:p>
      <text:p text:style-name="Standard"><text:span text:style-name="Source_20_Text"><text:span text:style-name="T2">mysql&gt; CREATE USER 'hive'@'metastorehost' IDENTIFIED BY 'mypassword';</text:span></text:span></text:p>
      <text:p text:style-name="Standard"><text:span text:style-name="Source_20_Text"><text:span text:style-name="T2">mysql&gt; REVOKE ALL PRIVILEGES, GRANT OPTION FROM 'hive'@'metastorehost';</text:span></text:span></text:p>
      <text:p text:style-name="Standard"><text:span text:style-name="Source_20_Text"><text:span text:style-name="T2">mysql&gt; GRANT SELECT,INSERT,UPDATE,DELETE,LOCK TABLES,EXECUTE ON metastore.* TO 'hive'@'metastorehost';</text:span></text:span></text:p>
      <text:p text:style-name="Standard"><text:span text:style-name="Source_20_Text"><text:span text:style-name="T2">mysql&gt; FLUSH PRIVILEGES;</text:span></text:span></text:p>
      <text:p text:style-name="Standard"><text:span text:style-name="Source_20_Text"><text:span text:style-name="T2">mysql&gt; quit;</text:span></text:span></text:p>
      <text:list xml:id="list1341026152" text:continue-numbering="true" text:style-name="L10">
        <text:list-header>
          <text:p text:style-name="P27"/>
        </text:list-header>
        <text:list-item>
          <text:p text:style-name="P27">Inside hive/conf, create a file called hive-site.xml, and write the following properties into it.</text:p>
        </text:list-item>
      </text:list>
      <text:p text:style-name="P7"><text:tab/></text:p>
      <text:p text:style-name="P7">&lt;configuration&gt; </text:p>
      <text:p text:style-name="P7">&lt;property&gt; </text:p>
      <text:p text:style-name="P7"><text:s text:c="2"/>&lt;name&gt;javax.jdo.option.ConnectionURL&lt;/name&gt; </text:p>
      <text:p text:style-name="P7"><text:s text:c="2"/>&lt;value&gt;jdbc:mysql://localhost/metastore&lt;/value&gt; </text:p>
      <text:p text:style-name="P7"><text:s text:c="2"/>&lt;description&gt;the URL of the MySQL database&lt;/description&gt; </text:p>
      <text:p text:style-name="P7">&lt;/property&gt; </text:p>
      <text:p text:style-name="P7">&lt;property&gt; </text:p>
      <text:p text:style-name="P7"><text:s text:c="2"/>&lt;name&gt;javax.jdo.option.ConnectionDriverName&lt;/name&gt; </text:p>
      <text:p text:style-name="P7"><text:s text:c="2"/>&lt;value&gt;com.mysql.jdbc.Driver&lt;/value&gt; </text:p>
      <text:p text:style-name="P7">&lt;/property&gt; </text:p>
      <text:p text:style-name="P7">&lt;property&gt; </text:p>
      <text:p text:style-name="P7"><text:s text:c="2"/>&lt;name&gt;javax.jdo.option.ConnectionUserName&lt;/name&gt; </text:p>
      <text:p text:style-name="P7"><text:s text:c="2"/>&lt;value&gt;hiveuser&lt;/value&gt; </text:p>
      <text:p text:style-name="P7">&lt;/property&gt; </text:p>
      <text:p text:style-name="P7">&lt;property&gt; </text:p>
      <text:p text:style-name="P7"><text:s text:c="2"/>&lt;name&gt;javax.jdo.option.ConnectionPassword&lt;/name&gt; </text:p>
      <text:p text:style-name="P7"><text:s text:c="2"/>&lt;value&gt;hivepassword&lt;/value&gt; </text:p>
      <text:p text:style-name="P7">&lt;/property&gt; </text:p>
      <text:p text:style-name="P7">&lt;property&gt; </text:p>
      <text:p text:style-name="P7"><text:s text:c="2"/>&lt;name&gt;datanucleus.autoCreateSchema&lt;/name&gt; </text:p>
      <text:p text:style-name="P7"><text:s text:c="2"/>&lt;value&gt;false&lt;/value&gt; </text:p>
      <text:p text:style-name="P7">&lt;/property&gt; </text:p>
      <text:p text:style-name="P7">&lt;property&gt; </text:p>
      <text:p text:style-name="P7"><text:s text:c="2"/>&lt;name&gt;datanucleus.fixedDatastore&lt;/name&gt; </text:p>
      <text:p text:style-name="P7"><text:s text:c="2"/>&lt;value&gt;true&lt;/value&gt; </text:p>
      <text:p text:style-name="P7">&lt;/property&gt; </text:p>
      <text:p text:style-name="P7"/>
      <text:p text:style-name="P7">&lt;property&gt; </text:p>
      <text:p text:style-name="P7"><text:s text:c="8"/>&lt;name&gt;hive.metastore.uris&lt;/name&gt; </text:p>
      <text:p text:style-name="P7"><text:soft-page-break/><text:s text:c="8"/>&lt;value&gt;thrift://localhost:9083&lt;/value&gt; </text:p>
      <text:p text:style-name="P7">&lt;/property&gt; </text:p>
      <text:p text:style-name="P7"/>
      <text:p text:style-name="P7">&lt;/configuration&gt; </text:p>
      <text:p text:style-name="P7"/>
      <text:list xml:id="list201553598" text:continue-numbering="true" text:style-name="L10">
        <text:list-item>
          <text:p text:style-name="P27">To start the Hive Metastore, run the following command:</text:p>
          <text:p text:style-name="P27"/>
          <text:p text:style-name="P33">$ hive --service metastore &amp; <text:s text:c="2"/>or</text:p>
          <text:p text:style-name="P33">$ $HIVE_HOME/bin/hive --service metastore &amp; </text:p>
          <text:p text:style-name="P27">and press Enter. The metastore is started in the background.</text:p>
        </text:list-item>
      </text:list>
      <text:p text:style-name="P7"/>
      <text:p text:style-name="P7">Note: In case of the following error, review the hive-site.xml, and see the structure and syntax of the file in the positions given... maybe the tags are missing, or properties are out of the configuration tags.</text:p>
      <text:p text:style-name="P7"/>
      <text:p text:style-name="P7">Starting Hive Metastore Server </text:p>
      <text:p text:style-name="P7">[Fatal Error] hive-site.xml:7:2: The markup in the document following the root element must be well-formed. </text:p>
      <text:p text:style-name="P7">15/06/25 15:22:27 FATAL conf.Configuration: error parsing conf file:/usr/local/hive/conf/hive-site.xml </text:p>
      <text:p text:style-name="P7">org.xml.sax.SAXParseException; systemId: file:/usr/local/hive/conf/hive-site.xml; lineNumber: 7; columnNumber: 2; The markup in the document following the root element must be well-formed. </text:p>
      <text:p text:style-name="P7"><text:tab/>at org.apache.xerces.parsers.DOMParser.parse(Unknown Source) </text:p>
      <text:p text:style-name="P7"><text:tab/>at org.apache.xerces.jaxp.DocumentBuilderImpl.parse(Unknown Source) </text:p>
      <text:p text:style-name="P7"><text:tab/>at javax.xml.parsers.DocumentBuilder.parse(DocumentBuilder.java:150) </text:p>
      <text:p text:style-name="P7"><text:tab/>at org.apache.hadoop.conf.Configuration.parse(Configuration.java:2352) </text:p>
      <text:p text:style-name="P7"><text:tab/>at org.apache.hadoop.conf.Configuration.parse(Configuration.java:2340) </text:p>
      <text:p text:style-name="P7"><text:tab/>at org.apache.hadoop.conf.Configuration.loadResource(Configuration.java:2408) </text:p>
      <text:p text:style-name="P7"><text:tab/>at org.apache.hadoop.conf.Configuration.loadResources(Configuration.java:2374) </text:p>
      <text:p text:style-name="P7"><text:tab/>at org.apache.hadoop.conf.Configuration.getProps(Configuration.java:2281) </text:p>
      <text:p text:style-name="P7"><text:tab/>at org.apache.hadoop.conf.Configuration.get(Configuration.java:1108) </text:p>
      <text:p text:style-name="P7"><text:tab/>at org.apache.hadoop.hive.conf.HiveConf.getVar(HiveConf.java:2605) </text:p>
      <text:p text:style-name="P7"><text:tab/>at org.apache.hadoop.hive.conf.HiveConf.getVar(HiveConf.java:2626) </text:p>
      <text:p text:style-name="P7"><text:tab/>at org.apache.hadoop.hive.conf.HiveConf.initialize(HiveConf.java:2696) </text:p>
      <text:p text:style-name="P7"><text:tab/>at org.apache.hadoop.hive.conf.HiveConf.&lt;init&gt;(HiveConf.java:2641) </text:p>
      <text:p text:style-name="P7"><text:tab/>at org.apache.hadoop.hive.common.LogUtils.initHiveLog4jCommon(LogUtils.java:74) </text:p>
      <text:p text:style-name="P7"><text:tab/>at org.apache.hadoop.hive.common.LogUtils.initHiveLog4j(LogUtils.java:58) </text:p>
      <text:p text:style-name="P7"><text:tab/>at org.apache.hadoop.hive.metastore.HiveMetaStore.main(HiveMetaStore.java:5841) </text:p>
      <text:p text:style-name="P7"><text:tab/>at sun.reflect.NativeMethodAccessorImpl.invoke0(Native Method) </text:p>
      <text:p text:style-name="P7"><text:tab/>at sun.reflect.NativeMethodAccessorImpl.invoke(NativeMethodAccessorImpl.java:57) </text:p>
      <text:p text:style-name="P7"><text:tab/>at sun.reflect.DelegatingMethodAccessorImpl.invoke(DelegatingMethodAccessorImpl.java:43) </text:p>
      <text:p text:style-name="P7"><text:tab/>at java.lang.reflect.Method.invoke(Method.java:606) </text:p>
      <text:p text:style-name="P7"><text:tab/>at org.apache.hadoop.util.RunJar.run(RunJar.java:221) </text:p>
      <text:p text:style-name="P7"><text:tab/>at org.apache.hadoop.util.RunJar.main(RunJar.java:136) </text:p>
      <text:p text:style-name="P7">Exception in thread "main" java.lang.RuntimeException: org.xml.sax.SAXParseException; systemId: file:/usr/local/hive/conf/hive-site.xml; lineNumber: 7; columnNumber: 2; The markup in the document following the root element must be well-formed. </text:p>
      <text:p text:style-name="P7"><text:tab/>at org.apache.hadoop.conf.Configuration.loadResource(Configuration.java:2517) </text:p>
      <text:p text:style-name="P7"><text:tab/>at org.apache.hadoop.conf.Configuration.loadResources(Configuration.java:2374) </text:p>
      <text:p text:style-name="P7"><text:tab/>at org.apache.hadoop.conf.Configuration.getProps(Configuration.java:2281) </text:p>
      <text:p text:style-name="P7"><text:tab/>at org.apache.hadoop.conf.Configuration.get(Configuration.java:1108) </text:p>
      <text:p text:style-name="P7"><text:soft-page-break/><text:tab/>at org.apache.hadoop.hive.conf.HiveConf.getVar(HiveConf.java:2605) </text:p>
      <text:p text:style-name="P7"><text:tab/>at org.apache.hadoop.hive.conf.HiveConf.getVar(HiveConf.java:2626) </text:p>
      <text:p text:style-name="P7"><text:tab/>at org.apache.hadoop.hive.conf.HiveConf.initialize(HiveConf.java:2696) </text:p>
      <text:p text:style-name="P7"><text:tab/>at org.apache.hadoop.hive.conf.HiveConf.&lt;init&gt;(HiveConf.java:2641) </text:p>
      <text:p text:style-name="P7"><text:tab/>at org.apache.hadoop.hive.common.LogUtils.initHiveLog4jCommon(LogUtils.java:74) </text:p>
      <text:p text:style-name="P7"><text:tab/>at org.apache.hadoop.hive.common.LogUtils.initHiveLog4j(LogUtils.java:58) </text:p>
      <text:p text:style-name="P7"><text:tab/>at org.apache.hadoop.hive.metastore.HiveMetaStore.main(HiveMetaStore.java:5841) </text:p>
      <text:p text:style-name="P7"><text:tab/>at sun.reflect.NativeMethodAccessorImpl.invoke0(Native Method) </text:p>
      <text:p text:style-name="P7"><text:tab/>at sun.reflect.NativeMethodAccessorImpl.invoke(NativeMethodAccessorImpl.java:57) </text:p>
      <text:p text:style-name="P7"><text:tab/>at sun.reflect.DelegatingMethodAccessorImpl.invoke(DelegatingMethodAccessorImpl.java:43) </text:p>
      <text:p text:style-name="P7"><text:tab/>at java.lang.reflect.Method.invoke(Method.java:606) </text:p>
      <text:p text:style-name="P7"><text:tab/>at org.apache.hadoop.util.RunJar.run(RunJar.java:221) </text:p>
      <text:p text:style-name="P7"><text:tab/>at org.apache.hadoop.util.RunJar.main(RunJar.java:136) </text:p>
      <text:p text:style-name="P7">Caused by: org.xml.sax.SAXParseException; systemId: file:/usr/local/hive/conf/hive-site.xml; lineNumber: 7; columnNumber: 2; The markup in the document following the root element must be well-formed. </text:p>
      <text:p text:style-name="P7"><text:tab/>at org.apache.xerces.parsers.DOMParser.parse(Unknown Source) </text:p>
      <text:p text:style-name="P7"><text:tab/>at org.apache.xerces.jaxp.DocumentBuilderImpl.parse(Unknown Source) </text:p>
      <text:p text:style-name="P7"><text:tab/>at javax.xml.parsers.DocumentBuilder.parse(DocumentBuilder.java:150) </text:p>
      <text:p text:style-name="P7"><text:tab/>at org.apache.hadoop.conf.Configuration.parse(Configuration.java:2352) </text:p>
      <text:p text:style-name="P7"><text:tab/>at org.apache.hadoop.conf.Configuration.parse(Configuration.java:2340) </text:p>
      <text:p text:style-name="P7"><text:tab/>at org.apache.hadoop.conf.Configuration.loadResource(Configuration.java:2408) </text:p>
      <text:p text:style-name="P7"><text:tab/>... 16 more </text:p>
      <text:p text:style-name="P7"/>
      <text:p text:style-name="P7">Note: If this is the error you get on running hive metastore, then stop the hive metastore services that are already running using “ps -ef | grep 'hive' and then 'kill -9 &lt;pid&gt;' with the process id's... it means that the ports are being used by other instances of the server.</text:p>
      <text:p text:style-name="P7"/>
      <text:p text:style-name="P7">ls: cannot access /usr/local/spark-1.2.1/lib/spark-assembly-*.jar: No such file or directory </text:p>
      <text:p text:style-name="P7">Starting Hive Metastore Server </text:p>
      <text:p text:style-name="P7">org.apache.thrift.transport.TTransportException: Could not create ServerSocket on address 0.0.0.0/0.0.0.0:9083. </text:p>
      <text:p text:style-name="P7"><text:tab/>at org.apache.thrift.transport.TServerSocket.&lt;init&gt;(TServerSocket.java:109) </text:p>
      <text:p text:style-name="P7"><text:tab/>at org.apache.thrift.transport.TServerSocket.&lt;init&gt;(TServerSocket.java:91) </text:p>
      <text:p text:style-name="P7"><text:tab/>at org.apache.thrift.transport.TServerSocket.&lt;init&gt;(TServerSocket.java:83) </text:p>
      <text:p text:style-name="P7"><text:tab/>at org.apache.hadoop.hive.metastore.TServerSocketKeepAlive.&lt;init&gt;(TServerSocketKeepAlive.java:34) </text:p>
      <text:p text:style-name="P7"><text:tab/>at org.apache.hadoop.hive.metastore.HiveMetaStore.startMetaStore(HiveMetaStore.java:5936) </text:p>
      <text:p text:style-name="P7"><text:tab/>at org.apache.hadoop.hive.metastore.HiveMetaStore.main(HiveMetaStore.java:5877) </text:p>
      <text:p text:style-name="P7"><text:tab/>at sun.reflect.NativeMethodAccessorImpl.invoke0(Native Method) </text:p>
      <text:p text:style-name="P7"><text:tab/>at sun.reflect.NativeMethodAccessorImpl.invoke(NativeMethodAccessorImpl.java:57) </text:p>
      <text:p text:style-name="P7"><text:tab/>at sun.reflect.DelegatingMethodAccessorImpl.invoke(DelegatingMethodAccessorImpl.java:43) </text:p>
      <text:p text:style-name="P7"><text:tab/>at java.lang.reflect.Method.invoke(Method.java:606) </text:p>
      <text:p text:style-name="P7"><text:tab/>at org.apache.hadoop.util.RunJar.run(RunJar.java:221) </text:p>
      <text:p text:style-name="P7"><text:tab/>at org.apache.hadoop.util.RunJar.main(RunJar.java:136) </text:p>
      <text:p text:style-name="P7">Exception in thread "main" org.apache.thrift.transport.TTransportException: Could not create ServerSocket on address 0.0.0.0/0.0.0.0:9083. </text:p>
      <text:p text:style-name="P7"><text:tab/>at org.apache.thrift.transport.TServerSocket.&lt;init&gt;(TServerSocket.java:109) </text:p>
      <text:p text:style-name="P7"><text:tab/>at org.apache.thrift.transport.TServerSocket.&lt;init&gt;(TServerSocket.java:91) </text:p>
      <text:p text:style-name="P7"><text:soft-page-break/><text:tab/>at org.apache.thrift.transport.TServerSocket.&lt;init&gt;(TServerSocket.java:83) </text:p>
      <text:p text:style-name="P7"><text:tab/>at org.apache.hadoop.hive.metastore.TServerSocketKeepAlive.&lt;init&gt;(TServerSocketKeepAlive.java:34) </text:p>
      <text:p text:style-name="P7"><text:tab/>at org.apache.hadoop.hive.metastore.HiveMetaStore.startMetaStore(HiveMetaStore.java:5936) </text:p>
      <text:p text:style-name="P7"><text:tab/>at org.apache.hadoop.hive.metastore.HiveMetaStore.main(HiveMetaStore.java:5877) </text:p>
      <text:p text:style-name="P7"><text:tab/>at sun.reflect.NativeMethodAccessorImpl.invoke0(Native Method) </text:p>
      <text:p text:style-name="P7"><text:tab/>at sun.reflect.NativeMethodAccessorImpl.invoke(NativeMethodAccessorImpl.java:57) </text:p>
      <text:p text:style-name="P7"><text:tab/>at sun.reflect.DelegatingMethodAccessorImpl.invoke(DelegatingMethodAccessorImpl.java:43) </text:p>
      <text:p text:style-name="P7"><text:tab/>at java.lang.reflect.Method.invoke(Method.java:606) </text:p>
      <text:p text:style-name="P7"><text:tab/>at org.apache.hadoop.util.RunJar.run(RunJar.java:221) </text:p>
      <text:p text:style-name="P7"><text:tab/>at org.apache.hadoop.util.RunJar.main(RunJar.java:136) </text:p>
      <text:p text:style-name="P7"/>
      <text:p text:style-name="P7">For example:</text:p>
      <text:p text:style-name="P7"/>
      <text:p text:style-name="P7">$ ps -ef | grep -e 'hive' </text:p>
      <text:p text:style-name="P7">hduser <text:s text:c="2"/>11314 <text:s text:c="4"/>1 <text:s/>0 Jun24 ? <text:s text:c="7"/>00:00:58 /usr/lib/jvm/java-7-openjdk-amd64/bin/java -Xmx256m -Djava.net.preferIPv4Stack=true -Dhadoop.log.dir=/usr/local/hadoop/logs -Dhadoop.log.file=hadoop.log -Dhadoop.home.dir=/usr/local/hadoop -Dhadoop.id.str=hduser -Dhadoop.root.logger=INFO,console -Djava.library.path=/usr/local/hadoop/lib/native:/usr/local/hadoop/lib/native:/usr/local/hadoop/lib/native: -Dhadoop.policy.file=hadoop-policy.xml -Djava.net.preferIPv4Stack=true -Xmx512m -Dhadoop.security.logger=INFO,NullAppender org.apache.hadoop.util.RunJar /usr/local/hive-1.2.0/lib/hive-service-1.2.0.jar org.apache.hadoop.hive.metastore.HiveMetaStore </text:p>
      <text:p text:style-name="P7">hduser <text:s text:c="2"/>13153 12357 12 15:31 pts/3 <text:s text:c="3"/>00:00:06 /usr/lib/jvm/java-7-openjdk-amd64/bin/java -Xmx256m -Djava.net.preferIPv4Stack=true -Dhadoop.log.dir=/usr/local/hadoop/logs -Dhadoop.log.file=hadoop.log -Dhadoop.home.dir=/usr/local/hadoop -Dhadoop.id.str=hduser -Dhadoop.root.logger=INFO,console -Djava.library.path=/usr/local/hadoop/lib/native:/usr/local/hadoop/lib/native: -Dhadoop.policy.file=hadoop-policy.xml -Djava.net.preferIPv4Stack=true -Xmx512m -Dhadoop.security.logger=INFO,NullAppender org.apache.hadoop.util.RunJar /usr/local/hive/lib/hive-service-1.2.0.jar org.apache.hadoop.hive.metastore.HiveMetaStore </text:p>
      <text:p text:style-name="P7">hduser <text:s text:c="2"/>13232 12357 <text:s/>0 15:32 pts/3 <text:s text:c="3"/>00:00:00 grep --color=auto -e hive </text:p>
      <text:p text:style-name="P7">hduser <text:s text:c="2"/>30753 <text:s text:c="4"/>1 <text:s/>0 Jun24 pts/0 <text:s text:c="3"/>00:00:23 /usr/lib/jvm/java-7-openjdk-amd64/bin/java -Xmx256m -Djava.net.preferIPv4Stack=true -Dhadoop.log.dir=/usr/local/hadoop/logs -Dhadoop.log.file=hadoop.log -Dhadoop.home.dir=/usr/local/hadoop -Dhadoop.id.str=hduser -Dhadoop.root.logger=INFO,console -Djava.library.path=/usr/local/hadoop/lib/native: -Dhadoop.policy.file=hadoop-policy.xml -Djava.net.preferIPv4Stack=true -Xmx512m -Dhadoop.security.logger=INFO,NullAppender org.apache.hadoop.util.RunJar /usr/local/hive-1.2.0/lib/hive-service-1.2.0.jar org.apache.hadoop.hive.metastore.HiveMetaStore </text:p>
      <text:p text:style-name="P7">$ /usr/local/hive/conf$ kill 11314 </text:p>
      <text:p text:style-name="P7"/>
      <text:p text:style-name="P7"/>
      <text:list xml:id="list421571490" text:continue-numbering="true" text:style-name="L10">
        <text:list-header>
          <text:p text:style-name="P27"/>
        </text:list-header>
        <text:list-item>
          <text:p text:style-name="P28"><text:span text:style-name="T1">Create </text:span><text:span text:style-name="T6">vi /home/hduser/user.txt</text:span><text:span text:style-name="T1"> in your local file system and add below content or download</text:span></text:p>
        </text:list-item>
      </text:list>
      <text:p text:style-name="Standard"/>
      <text:p text:style-name="Standard">userid,username,city,state,country<text:line-break/>1,John,Montgomery,Alabama,US<text:line-break/>2,David,Phoenix,Arizona,US<text:line-break/>3,Sarah,Sacramento,California,US<text:line-break/><text:soft-page-break/>4,Anoop,Montgomery,Alabama,US<text:line-break/>5,Gubs,Villupuram,TamilNadu,India</text:p>
      <text:p text:style-name="Standard"/>
      <text:p text:style-name="Standard"><text:span text:style-name="T7">Note : </text:span>In hive, table names are all case insensitive<text:line-break/></text:p>
      <text:list xml:id="list811223656" text:style-name="L11">
        <text:list-item>
          <text:p text:style-name="P29">Go to hive prompt and we'll create the table users in the Hive MetaStore to map data from user.txt</text:p>
        </text:list-item>
      </text:list>
      <text:p text:style-name="Preformatted_20_Text"/>
      <text:p text:style-name="Standard"><text:span text:style-name="Source_20_Text"><text:span text:style-name="T2">$ hive (Enter)</text:span></text:span></text:p>
      <text:p text:style-name="Standard"><text:span text:style-name="Source_20_Text"><text:span text:style-name="T2">hive&gt;CREATE TABLE user(id INT, name STRING, City STRING, State STRING, Country STRING) </text:span></text:span></text:p>
      <text:p text:style-name="Standard"><text:span text:style-name="Source_20_Text"><text:span text:style-name="T2"><text:s/>ROW FORMAT DELIMITED FIELDS TERMINATED BY ',' </text:span></text:span></text:p>
      <text:p text:style-name="Standard"><text:span text:style-name="Source_20_Text"><text:span text:style-name="T2"><text:s/>LINES TERMINATED BY '\n' STORED AS TEXTFILE;</text:span></text:span></text:p>
      <text:p text:style-name="Standard"><text:span text:style-name="Source_20_Text"><text:span text:style-name="T2">hive&gt;show tables;</text:span></text:span></text:p>
      <text:list xml:id="list1370347066" text:style-name="L12">
        <text:list-header>
          <text:p text:style-name="P30"/>
        </text:list-header>
        <text:list-item>
          <text:p text:style-name="P30">The following command maps user.txt data to the users table by loading data from user.txt. </text:p>
          <text:p text:style-name="P30">(LOCAL =&gt; keyword needed to load file from local into hive. Not necessary if your file is in hdfs) You can add OVERWRITE prior to 'INTO TABLE' if you want to overwrite existing user table content. <text:line-break/>You can use : hadoop fs -put &lt;localfilesystempath&gt; &lt;hdfsfiledirectory&gt;</text:p>
        </text:list-item>
      </text:list>
      <text:p text:style-name="Text_20_body"><text:line-break/>Load data into hive from your local directory. Remove LOCAL keyword if you file is in hdfs.</text:p>
      <text:p text:style-name="Standard"><text:span text:style-name="Source_20_Text"><text:span text:style-name="T2">$hive&gt;LOAD DATA LOCAL INPATH '/home/hduser/user.txt' INTO TABLE user;</text:span></text:span></text:p>
      <text:p text:style-name="P10"/>
      <text:p text:style-name="P10">Note : Load Local command copies the file from local location to /user/hive/warehouse/userdb/user/user.txt. When you execute "DROP TABLE user" the file will also be dropped/removed from the hive location /user/hive/warehouse/userdb/user/user.txt. </text:p>
      <text:p text:style-name="Text_20_body"><text:line-break/><text:tab/> Query How many people belong to each state?</text:p>
      <text:p text:style-name="Standard"><text:tab/>$hive&gt;select state, count(state) from user group by state;</text:p>
      <text:list xml:id="list295948265" text:continue-list="list421571490" text:style-name="L10">
        <text:list-header>
          <text:p text:style-name="P27"/>
        </text:list-header>
        <text:list-item>
          <text:p text:style-name="P27">So, hive is giving the correct answer in results. But, is it working correctly? To check, go to mysql, and enter as root or as the hive user. Select the metastore database, and do: “Select * from TBLS” after creating the hive table. If the table is created, then it will appear in the results of the output. Else, go back to the hive-site.xml, and review it for errors. Add the connector properly to the HIVE_HOME/lib folder. Then, if all else fails, remove the installation of hie, and reinstall it again.</text:p>
          <text:p text:style-name="P27"/>
        </text:list-item>
      </text:list>
      <text:p text:style-name="P3"/>
      <text:p text:style-name="P3"/>
      <text:p text:style-name="P3"/>
      <text:p text:style-name="P1"/>
      <text:p text:style-name="P1"/>
      <text:p text:style-name="P1"/>
      <text:p text:style-name="P1"/>
      <text:p text:style-name="P1"/>
      <text:p text:style-name="P1"/>
      <text:p text:style-name="P1"/>
      <text:p text:style-name="P1"/>
      <text:p text:style-name="P1"><text:soft-page-break/>Spark Installation: (For version 1.2.1)</text:p>
      <text:p text:style-name="P3"/>
      <text:list xml:id="list731050236" text:continue-list="list1702990657" text:style-name="L2">
        <text:list-item text:start-value="1">
          <text:p text:style-name="P21">Now that Java is installed, we need to install Scala for Spark installation. First, download the version of spark that is required: <text:a xlink:type="simple" xlink:href="http://downloads.typesafe.com/scala/2.10.5/scala-2.10.5.tgz?_ga=1.185786607.772777287.1434964699">http://downloads.typesafe.com/scala/2.10.5/scala-2.10.5.tgz?_ga=1.185786607.772777287.1434964699</text:a></text:p>
          <text:p text:style-name="P21"/>
        </text:list-item>
      </text:list>
      <text:list xml:id="list225868398" text:style-name="L13">
        <text:list-item>
          <text:p text:style-name="P31">Then, make a separate directory for scala in /usr/local/src/ and unpack the file in that location</text:p>
          <text:p text:style-name="P31"/>
          <text:p text:style-name="P31"><text:span text:style-name="Source_20_Text"><text:span text:style-name="T2">$ sudo mkdir /usr/local/src/scala</text:span></text:span></text:p>
        </text:list-item>
      </text:list>
      <text:p text:style-name="Standard"><text:span text:style-name="Source_20_Text"><text:span text:style-name="T2"><text:tab/>$ sudo tar xvf scala-2.10.4.tgz -C /usr/local/src/scala/</text:span></text:span></text:p>
      <text:list xml:id="list356071777" text:continue-numbering="true" text:style-name="L13">
        <text:list-header>
          <text:p text:style-name="P31"/>
        </text:list-header>
        <text:list-item>
          <text:p text:style-name="P31">Then open ~/.bashrc (inside the hduser profile), and edit to add the file following lines, followed by sourcing the file.</text:p>
          <text:p text:style-name="P31"/>
          <text:p text:style-name="P31"><text:span text:style-name="Source_20_Text"><text:span text:style-name="T2">export SCALA_HOME=/usr/local/src/scala/scala-2.10.4</text:span></text:span></text:p>
        </text:list-item>
      </text:list>
      <text:p text:style-name="Standard"><text:span text:style-name="Source_20_Text"><text:span text:style-name="T2"><text:tab/>export PATH=$SCALA_HOME/bin:$PATH</text:span></text:span></text:p>
      <text:p text:style-name="Standard"><text:span text:style-name="Source_20_Text"><text:span text:style-name="T2"><text:tab/></text:span></text:span></text:p>
      <text:list xml:id="list1921078112" text:continue-numbering="true" text:style-name="L13">
        <text:list-header>
          <text:p text:style-name="P31">Then, restart bashrc: <text:span text:style-name="Source_20_Text"><text:span text:style-name="T2">$ . .bashrc</text:span></text:span></text:p>
        </text:list-header>
      </text:list>
      <text:p text:style-name="P8"><text:tab/>Then, check the version of scala installed using scala -version.</text:p>
      <text:p text:style-name="Standard"><text:tab/></text:p>
      <text:list xml:id="list832432531" text:continue-numbering="true" text:style-name="L13">
        <text:list-item>
          <text:p text:style-name="P31">Then, download and install git, and configure it: <text:span text:style-name="Source_20_Text"><text:span text:style-name="T2">sudo apt-get install git</text:span></text:span></text:p>
          <text:p text:style-name="P31"/>
        </text:list-item>
        <text:list-item>
          <text:p text:style-name="P31">Finally, download the package of spark 1.2.1 from here: <text:a xlink:type="simple" xlink:href="http://apache.mirrors.lucidnetworks.net/spark/spark-1.2.1/spark-1.2.1.tgz">http://apache.mirrors.lucidnetworks.net/spark/spark-1.2.1/spark-1.2.1.tgz</text:a></text:p>
          <text:p text:style-name="P31"/>
        </text:list-item>
        <text:list-item>
          <text:p text:style-name="P31">Then, unpack the file, and place the folder in /usr/local/. Then add the following line to .bashrc:</text:p>
        </text:list-item>
      </text:list>
      <text:p text:style-name="Standard"><text:tab/></text:p>
      <text:p text:style-name="Standard"><text:tab/>export SPARK_HOME=/usr/local/spark-1.2.1 </text:p>
      <text:p text:style-name="Standard"/>
      <text:list xml:id="list1539583225" text:continue-numbering="true" text:style-name="L13">
        <text:list-item>
          <text:p text:style-name="P31">Now, we are required to build the Spark distribution using Hive. Given that hive is working correctly, we will use sbt (Simple Build tool) to build spark. SBT comes preloaded with spark, and is in the SPARK_HOME/sbt folder. </text:p>
          <text:p text:style-name="P31"/>
        </text:list-item>
        <text:list-item>
          <text:p text:style-name="P31">Copy the hive-site.xml file in hive/conf folder to spark conf folder and then build it. Any changes should be in both of them. This allows Spark to be built using the configurations of Hive.</text:p>
          <text:p text:style-name="P31"/>
        </text:list-item>
        <text:list-item>
          <text:p text:style-name="P31">Also, copy the mysql-connector.jar file into spark-1.2.1/lib_managed/jars/ folder for Spark to use. This will help to avoid the following error (there are additional steps as well). Also, If you see the following error while executing a Spark script using Hive tables, make sure hive metastore service is running.</text:p>
        </text:list-item>
      </text:list>
      <text:p text:style-name="Standard"><text:tab/></text:p>
      <text:p text:style-name="P9">Spark assembly has been built with Hive, including Datanucleus jars on classpath </text:p>
      <text:p text:style-name="P9">Traceback (most recent call last): </text:p>
      <text:p text:style-name="P9"><text:s text:c="2"/>File "/home/hduser/sampleHiveSpark.py", line 9, in &lt;module&gt; </text:p>
      <text:p text:style-name="P9"><text:s text:c="4"/>sqlContext.sql("CREATE TABLE IF NOT EXISTS src (key INT, value STRING)") </text:p>
      <text:p text:style-name="P9"><text:s text:c="2"/>File "/usr/local/spark-1.2.1/python/pyspark/sql.py", line 1620, in sql </text:p>
      <text:p text:style-name="P9"><text:s text:c="4"/>return SchemaRDD(self._ssql_ctx.sql(sqlQuery).toJavaSchemaRDD(), self) </text:p>
      <text:p text:style-name="P9"><text:s text:c="2"/>File "/usr/local/spark-1.2.1/python/lib/py4j-0.8.2.1-src.zip/py4j/java_gateway.py", line 538, in <text:soft-page-break/>__call__ </text:p>
      <text:p text:style-name="P9"><text:s text:c="2"/>File "/usr/local/spark-1.2.1/python/lib/py4j-0.8.2.1-src.zip/py4j/protocol.py", line 300, in get_return_value </text:p>
      <text:p text:style-name="P9">py4j.protocol.Py4JJavaError: An error occurred while calling o19.sql. </text:p>
      <text:p text:style-name="P9">: java.lang.RuntimeException: java.lang.RuntimeException: Unable to instantiate org.apache.hadoop.hive.metastore.HiveMetaStoreClient </text:p>
      <text:p text:style-name="P9"><text:tab/>at org.apache.hadoop.hive.ql.session.SessionState.start(SessionState.java:346) </text:p>
      <text:p text:style-name="P9"><text:tab/>at org.apache.spark.sql.hive.HiveContext$$anonfun$4.apply(HiveContext.scala:235) </text:p>
      <text:p text:style-name="P9"><text:tab/>at org.apache.spark.sql.hive.HiveContext$$anonfun$4.apply(HiveContext.scala:231) </text:p>
      <text:p text:style-name="P9"><text:tab/>at scala.Option.orElse(Option.scala:257) </text:p>
      <text:p text:style-name="P9"><text:tab/>at org.apache.spark.sql.hive.HiveContext.x$3$lzycompute(HiveContext.scala:231) </text:p>
      <text:p text:style-name="P9"><text:tab/>at org.apache.spark.sql.hive.HiveContext.x$3(HiveContext.scala:229) </text:p>
      <text:p text:style-name="P9"><text:tab/>at org.apache.spark.sql.hive.HiveContext.hiveconf$lzycompute(HiveContext.scala:229) </text:p>
      <text:p text:style-name="P9"><text:tab/>at org.apache.spark.sql.hive.HiveContext.hiveconf(HiveContext.scala:229) </text:p>
      <text:p text:style-name="P9"><text:tab/>at org.apache.spark.sql.hive.HiveMetastoreCatalog.&lt;init&gt;(HiveMetastoreCatalog.scala:55) </text:p>
      <text:p text:style-name="P9"><text:tab/>at org.apache.spark.sql.hive.HiveContext$$anon$2.&lt;init&gt;(HiveContext.scala:253) </text:p>
      <text:p text:style-name="P9"><text:tab/>at org.apache.spark.sql.hive.HiveContext.catalog$lzycompute(HiveContext.scala:253) </text:p>
      <text:p text:style-name="P9"><text:tab/>at org.apache.spark.sql.hive.HiveContext.catalog(HiveContext.scala:253) </text:p>
      <text:p text:style-name="P9"><text:tab/>at org.apache.spark.sql.hive.HiveContext$$anon$4.&lt;init&gt;(HiveContext.scala:263) </text:p>
      <text:p text:style-name="P9"><text:tab/>at org.apache.spark.sql.hive.HiveContext.analyzer$lzycompute(HiveContext.scala:263) </text:p>
      <text:p text:style-name="P9"><text:tab/>at org.apache.spark.sql.hive.HiveContext.analyzer(HiveContext.scala:262) </text:p>
      <text:p text:style-name="P9"><text:tab/>at org.apache.spark.sql.SQLContext$QueryExecution.analyzed$lzycompute(SQLContext.scala:411) </text:p>
      <text:p text:style-name="P9"><text:tab/>at org.apache.spark.sql.SQLContext$QueryExecution.analyzed(SQLContext.scala:411) </text:p>
      <text:p text:style-name="P9"><text:tab/>at org.apache.spark.sql.SchemaRDDLike$class.$init$(SchemaRDDLike.scala:58) </text:p>
      <text:p text:style-name="P9"><text:tab/>at org.apache.spark.sql.SchemaRDD.&lt;init&gt;(SchemaRDD.scala:108) </text:p>
      <text:p text:style-name="P9"><text:tab/>at org.apache.spark.sql.hive.HiveContext.sql(HiveContext.scala:94) </text:p>
      <text:p text:style-name="P9"><text:tab/>at sun.reflect.NativeMethodAccessorImpl.invoke0(Native Method) </text:p>
      <text:p text:style-name="P9"><text:tab/>at sun.reflect.NativeMethodAccessorImpl.invoke(NativeMethodAccessorImpl.java:57) </text:p>
      <text:p text:style-name="P9"><text:tab/>at sun.reflect.DelegatingMethodAccessorImpl.invoke(DelegatingMethodAccessorImpl.java:43) </text:p>
      <text:p text:style-name="P9"><text:tab/>at java.lang.reflect.Method.invoke(Method.java:606) </text:p>
      <text:p text:style-name="P9"><text:tab/>at py4j.reflection.MethodInvoker.invoke(MethodInvoker.java:231) </text:p>
      <text:p text:style-name="P9"><text:tab/>at py4j.reflection.ReflectionEngine.invoke(ReflectionEngine.java:379) </text:p>
      <text:p text:style-name="P9"><text:tab/>at py4j.Gateway.invoke(Gateway.java:259) </text:p>
      <text:p text:style-name="P9"><text:tab/>at py4j.commands.AbstractCommand.invokeMethod(AbstractCommand.java:133) </text:p>
      <text:p text:style-name="P9"><text:tab/>at py4j.commands.CallCommand.execute(CallCommand.java:79) </text:p>
      <text:p text:style-name="P9"><text:tab/>at py4j.GatewayConnection.run(GatewayConnection.java:207) </text:p>
      <text:p text:style-name="P9"><text:tab/>at java.lang.Thread.run(Thread.java:745) </text:p>
      <text:p text:style-name="P9">Caused by: java.lang.RuntimeException: Unable to instantiate org.apache.hadoop.hive.metastore.HiveMetaStoreClient </text:p>
      <text:p text:style-name="P9"><text:tab/>at org.apache.hadoop.hive.metastore.MetaStoreUtils.newInstance(MetaStoreUtils.java:1412) </text:p>
      <text:p text:style-name="P9"><text:tab/>at org.apache.hadoop.hive.metastore.RetryingMetaStoreClient.&lt;init&gt;(RetryingMetaStoreClient.java:62) </text:p>
      <text:p text:style-name="P9"><text:tab/>at org.apache.hadoop.hive.metastore.RetryingMetaStoreClient.getProxy(RetryingMetaStoreClient.java:72) </text:p>
      <text:p text:style-name="P9"><text:tab/>at org.apache.hadoop.hive.ql.metadata.Hive.createMetaStoreClient(Hive.java:2453) </text:p>
      <text:p text:style-name="P9"><text:tab/>at org.apache.hadoop.hive.ql.metadata.Hive.getMSC(Hive.java:2465) </text:p>
      <text:p text:style-name="P9"><text:tab/>at org.apache.hadoop.hive.ql.session.SessionState.start(SessionState.java:340) </text:p>
      <text:p text:style-name="P9"><text:soft-page-break/><text:tab/>... 30 more </text:p>
      <text:p text:style-name="P9">Caused by: java.lang.reflect.InvocationTargetException </text:p>
      <text:p text:style-name="P9"><text:tab/>at sun.reflect.NativeConstructorAccessorImpl.newInstance0(Native Method) </text:p>
      <text:p text:style-name="P9"><text:tab/>at sun.reflect.NativeConstructorAccessorImpl.newInstance(NativeConstructorAccessorImpl.java:57) </text:p>
      <text:p text:style-name="P9"><text:tab/>at sun.reflect.DelegatingConstructorAccessorImpl.newInstance(DelegatingConstructorAccessorImpl.java:45) </text:p>
      <text:p text:style-name="P9"><text:tab/>at java.lang.reflect.Constructor.newInstance(Constructor.java:526) </text:p>
      <text:p text:style-name="P9"><text:tab/>at org.apache.hadoop.hive.metastore.MetaStoreUtils.newInstance(MetaStoreUtils.java:1410) </text:p>
      <text:p text:style-name="P9"><text:tab/>... 35 more </text:p>
      <text:p text:style-name="P9">Caused by: javax.jdo.JDOFatalInternalException: Error creating transactional connection factory </text:p>
      <text:p text:style-name="P9">NestedThrowables: </text:p>
      <text:p text:style-name="P9">java.lang.reflect.InvocationTargetException </text:p>
      <text:p text:style-name="P9"><text:tab/>at org.datanucleus.api.jdo.NucleusJDOHelper.getJDOExceptionForNucleusException(NucleusJDOHelper.java:587) </text:p>
      <text:p text:style-name="P9"><text:tab/>at org.datanucleus.api.jdo.JDOPersistenceManagerFactory.freezeConfiguration(JDOPersistenceManagerFactory.java:788) </text:p>
      <text:p text:style-name="P9"><text:tab/>at org.datanucleus.api.jdo.JDOPersistenceManagerFactory.createPersistenceManagerFactory(JDOPersistenceManagerFactory.java:333) </text:p>
      <text:p text:style-name="P9"><text:tab/>at org.datanucleus.api.jdo.JDOPersistenceManagerFactory.getPersistenceManagerFactory(JDOPersistenceManagerFactory.java:202) </text:p>
      <text:p text:style-name="P9"><text:tab/>at sun.reflect.NativeMethodAccessorImpl.invoke0(Native Method) </text:p>
      <text:p text:style-name="P9"><text:tab/>at sun.reflect.NativeMethodAccessorImpl.invoke(NativeMethodAccessorImpl.java:57) </text:p>
      <text:p text:style-name="P9"><text:tab/>at sun.reflect.DelegatingMethodAccessorImpl.invoke(DelegatingMethodAccessorImpl.java:43) </text:p>
      <text:p text:style-name="P9"><text:tab/>at java.lang.reflect.Method.invoke(Method.java:606) </text:p>
      <text:p text:style-name="P9"><text:tab/>at javax.jdo.JDOHelper$16.run(JDOHelper.java:1965) </text:p>
      <text:p text:style-name="P9"><text:tab/>at java.security.AccessController.doPrivileged(Native Method) </text:p>
      <text:p text:style-name="P9"><text:tab/>at javax.jdo.JDOHelper.invoke(JDOHelper.java:1960) </text:p>
      <text:p text:style-name="P9"><text:tab/>at javax.jdo.JDOHelper.invokeGetPersistenceManagerFactoryOnImplementation(JDOHelper.java:1166) </text:p>
      <text:p text:style-name="P9"><text:tab/>at javax.jdo.JDOHelper.getPersistenceManagerFactory(JDOHelper.java:808) </text:p>
      <text:p text:style-name="P9"><text:tab/>at javax.jdo.JDOHelper.getPersistenceManagerFactory(JDOHelper.java:701) </text:p>
      <text:p text:style-name="P9"><text:tab/>at org.apache.hadoop.hive.metastore.ObjectStore.getPMF(ObjectStore.java:310) </text:p>
      <text:p text:style-name="P9"><text:tab/>at org.apache.hadoop.hive.metastore.ObjectStore.getPersistenceManager(ObjectStore.java:339) </text:p>
      <text:p text:style-name="P9"><text:tab/>at org.apache.hadoop.hive.metastore.ObjectStore.initialize(ObjectStore.java:248) </text:p>
      <text:p text:style-name="P9"><text:tab/>at org.apache.hadoop.hive.metastore.ObjectStore.setConf(ObjectStore.java:223) </text:p>
      <text:p text:style-name="P9"><text:tab/>at org.apache.hadoop.util.ReflectionUtils.setConf(ReflectionUtils.java:73) </text:p>
      <text:p text:style-name="P9"><text:tab/>at org.apache.hadoop.util.ReflectionUtils.newInstance(ReflectionUtils.java:133) </text:p>
      <text:p text:style-name="P9"><text:tab/>at org.apache.hadoop.hive.metastore.RawStoreProxy.&lt;init&gt;(RawStoreProxy.java:58) </text:p>
      <text:p text:style-name="P9"><text:tab/>at org.apache.hadoop.hive.metastore.RawStoreProxy.getProxy(RawStoreProxy.java:67) </text:p>
      <text:p text:style-name="P9"><text:tab/>at org.apache.hadoop.hive.metastore.HiveMetaStore$HMSHandler.newRawStore(HiveMetaStore.java:497) </text:p>
      <text:p text:style-name="P9"><text:tab/>at <text:soft-page-break/>org.apache.hadoop.hive.metastore.HiveMetaStore$HMSHandler.getMS(HiveMetaStore.java:475) </text:p>
      <text:p text:style-name="P9"><text:tab/>at org.apache.hadoop.hive.metastore.HiveMetaStore$HMSHandler.createDefaultDB(HiveMetaStore.java:523) </text:p>
      <text:p text:style-name="P9"><text:tab/>at org.apache.hadoop.hive.metastore.HiveMetaStore$HMSHandler.init(HiveMetaStore.java:397) </text:p>
      <text:p text:style-name="P9"><text:tab/>at org.apache.hadoop.hive.metastore.HiveMetaStore$HMSHandler.&lt;init&gt;(HiveMetaStore.java:356) </text:p>
      <text:p text:style-name="P9"><text:tab/>at org.apache.hadoop.hive.metastore.RetryingHMSHandler.&lt;init&gt;(RetryingHMSHandler.java:54) </text:p>
      <text:p text:style-name="P9"><text:tab/>at org.apache.hadoop.hive.metastore.RetryingHMSHandler.getProxy(RetryingHMSHandler.java:59) </text:p>
      <text:p text:style-name="P9"><text:tab/>at org.apache.hadoop.hive.metastore.HiveMetaStore.newHMSHandler(HiveMetaStore.java:4944) </text:p>
      <text:p text:style-name="P9"><text:tab/>at org.apache.hadoop.hive.metastore.HiveMetaStoreClient.&lt;init&gt;(HiveMetaStoreClient.java:171) </text:p>
      <text:p text:style-name="P9"><text:tab/>... 40 more </text:p>
      <text:p text:style-name="P9">Caused by: java.lang.reflect.InvocationTargetException </text:p>
      <text:p text:style-name="P9"><text:tab/>at sun.reflect.NativeConstructorAccessorImpl.newInstance0(Native Method) </text:p>
      <text:p text:style-name="P9"><text:tab/>at sun.reflect.NativeConstructorAccessorImpl.newInstance(NativeConstructorAccessorImpl.java:57) </text:p>
      <text:p text:style-name="P9"><text:tab/>at sun.reflect.DelegatingConstructorAccessorImpl.newInstance(DelegatingConstructorAccessorImpl.java:45) </text:p>
      <text:p text:style-name="P9"><text:tab/>at java.lang.reflect.Constructor.newInstance(Constructor.java:526) </text:p>
      <text:p text:style-name="P9"><text:tab/>at org.datanucleus.plugin.NonManagedPluginRegistry.createExecutableExtension(NonManagedPluginRegistry.java:631) </text:p>
      <text:p text:style-name="P9"><text:tab/>at org.datanucleus.plugin.PluginManager.createExecutableExtension(PluginManager.java:325) </text:p>
      <text:p text:style-name="P9"><text:tab/>at org.datanucleus.store.AbstractStoreManager.registerConnectionFactory(AbstractStoreManager.java:282) </text:p>
      <text:p text:style-name="P9"><text:tab/>at org.datanucleus.store.AbstractStoreManager.&lt;init&gt;(AbstractStoreManager.java:240) </text:p>
      <text:p text:style-name="P9"><text:tab/>at org.datanucleus.store.rdbms.RDBMSStoreManager.&lt;init&gt;(RDBMSStoreManager.java:286) </text:p>
      <text:p text:style-name="P9"><text:tab/>at sun.reflect.NativeConstructorAccessorImpl.newInstance0(Native Method) </text:p>
      <text:p text:style-name="P9"><text:tab/>at sun.reflect.NativeConstructorAccessorImpl.newInstance(NativeConstructorAccessorImpl.java:57) </text:p>
      <text:p text:style-name="P9"><text:tab/>at sun.reflect.DelegatingConstructorAccessorImpl.newInstance(DelegatingConstructorAccessorImpl.java:45) </text:p>
      <text:p text:style-name="P9"><text:tab/>at java.lang.reflect.Constructor.newInstance(Constructor.java:526) </text:p>
      <text:p text:style-name="P9"><text:tab/>at org.datanucleus.plugin.NonManagedPluginRegistry.createExecutableExtension(NonManagedPluginRegistry.java:631) </text:p>
      <text:p text:style-name="P9"><text:tab/>at org.datanucleus.plugin.PluginManager.createExecutableExtension(PluginManager.java:301) </text:p>
      <text:p text:style-name="P9"><text:tab/>at org.datanucleus.NucleusContext.createStoreManagerForProperties(NucleusContext.java:1187) </text:p>
      <text:p text:style-name="P9"><text:tab/>at org.datanucleus.NucleusContext.initialise(NucleusContext.java:356) </text:p>
      <text:p text:style-name="P9"><text:tab/>at <text:soft-page-break/>org.datanucleus.api.jdo.JDOPersistenceManagerFactory.freezeConfiguration(JDOPersistenceManagerFactory.java:775) </text:p>
      <text:p text:style-name="P9"><text:tab/>... 69 more </text:p>
      <text:p text:style-name="P9">Caused by: org.datanucleus.exceptions.NucleusException: Attempt to invoke the "BONECP" plugin to create a ConnectionPool gave an error : The specified datastore driver ("com.mysql.jdbc.Driver") was not found in the CLASSPATH. Please check your CLASSPATH specification, and the name of the driver. </text:p>
      <text:p text:style-name="P9"><text:tab/>at org.datanucleus.store.rdbms.ConnectionFactoryImpl.generateDataSources(ConnectionFactoryImpl.java:259) </text:p>
      <text:p text:style-name="P9"><text:tab/>at org.datanucleus.store.rdbms.ConnectionFactoryImpl.initialiseDataSources(ConnectionFactoryImpl.java:131) </text:p>
      <text:p text:style-name="P9"><text:tab/>at org.datanucleus.store.rdbms.ConnectionFactoryImpl.&lt;init&gt;(ConnectionFactoryImpl.java:85) </text:p>
      <text:p text:style-name="P9"><text:tab/>... 87 more </text:p>
      <text:p text:style-name="P9">Caused by: org.datanucleus.store.rdbms.connectionpool.DatastoreDriverNotFoundException: The specified datastore driver ("com.mysql.jdbc.Driver") was not found in the CLASSPATH. Please check your CLASSPATH specification, and the name of the driver. </text:p>
      <text:p text:style-name="P9"><text:tab/>at org.datanucleus.store.rdbms.connectionpool.AbstractConnectionPoolFactory.loadDriver(AbstractConnectionPoolFactory.java:58) </text:p>
      <text:p text:style-name="P9"><text:tab/>at org.datanucleus.store.rdbms.connectionpool.BoneCPConnectionPoolFactory.createConnectionPool(BoneCPConnectionPoolFactory.java:54) </text:p>
      <text:p text:style-name="P9"><text:tab/>at org.datanucleus.store.rdbms.ConnectionFactoryImpl.generateDataSources(ConnectionFactoryImpl.java:238) </text:p>
      <text:p text:style-name="P9"><text:tab/>... 89 more </text:p>
      <text:p text:style-name="P9"/>
      <text:p text:style-name="P9">hduser@arinjoy-Inspiron-3521:/usr/local/spark-1.2.1$ ./bin/spark-submit ~/sampleHiveSpark.py </text:p>
      <text:p text:style-name="P9">Spark assembly has been built with Hive, including Datanucleus jars on classpath </text:p>
      <text:p text:style-name="P9">Traceback (most recent call last): </text:p>
      <text:p text:style-name="P9"><text:s text:c="2"/>File "/home/hduser/sampleHiveSpark.py", line 9, in &lt;module&gt; </text:p>
      <text:p text:style-name="P9"><text:s text:c="4"/>sqlContext.sql("CREATE TABLE IF NOT EXISTS src (key INT, value STRING)") </text:p>
      <text:p text:style-name="P9"><text:s text:c="2"/>File "/usr/local/spark-1.2.1/python/pyspark/sql.py", line 1620, in sql </text:p>
      <text:p text:style-name="P9"><text:s text:c="4"/>return SchemaRDD(self._ssql_ctx.sql(sqlQuery).toJavaSchemaRDD(), self) </text:p>
      <text:p text:style-name="P9"><text:s text:c="2"/>File "/usr/local/spark-1.2.1/python/lib/py4j-0.8.2.1-src.zip/py4j/java_gateway.py", line 538, in __call__ </text:p>
      <text:p text:style-name="P9"><text:s text:c="2"/>File "/usr/local/spark-1.2.1/python/lib/py4j-0.8.2.1-src.zip/py4j/protocol.py", line 300, in get_return_value </text:p>
      <text:p text:style-name="P9">py4j.protocol.Py4JJavaError: An error occurred while calling o19.sql. </text:p>
      <text:p text:style-name="P9">: java.lang.RuntimeException: java.lang.RuntimeException: Unable to instantiate org.apache.hadoop.hive.metastore.HiveMetaStoreClient </text:p>
      <text:p text:style-name="P9"><text:tab/>at org.apache.hadoop.hive.ql.session.SessionState.start(SessionState.java:346) </text:p>
      <text:p text:style-name="P9"><text:tab/>at org.apache.spark.sql.hive.HiveContext$$anonfun$4.apply(HiveContext.scala:235) </text:p>
      <text:p text:style-name="P9"><text:tab/>at org.apache.spark.sql.hive.HiveContext$$anonfun$4.apply(HiveContext.scala:231) </text:p>
      <text:p text:style-name="P9"><text:tab/>at scala.Option.orElse(Option.scala:257) </text:p>
      <text:p text:style-name="P9"><text:tab/>at org.apache.spark.sql.hive.HiveContext.x$3$lzycompute(HiveContext.scala:231) </text:p>
      <text:p text:style-name="P9"><text:tab/>at org.apache.spark.sql.hive.HiveContext.x$3(HiveContext.scala:229) </text:p>
      <text:p text:style-name="P9"><text:soft-page-break/><text:tab/>at org.apache.spark.sql.hive.HiveContext.hiveconf$lzycompute(HiveContext.scala:229) </text:p>
      <text:p text:style-name="P9"><text:tab/>at org.apache.spark.sql.hive.HiveContext.hiveconf(HiveContext.scala:229) </text:p>
      <text:p text:style-name="P9"><text:tab/>at org.apache.spark.sql.hive.HiveMetastoreCatalog.&lt;init&gt;(HiveMetastoreCatalog.scala:55) </text:p>
      <text:p text:style-name="P9"><text:tab/>at org.apache.spark.sql.hive.HiveContext$$anon$2.&lt;init&gt;(HiveContext.scala:253) </text:p>
      <text:p text:style-name="P9"><text:tab/>at org.apache.spark.sql.hive.HiveContext.catalog$lzycompute(HiveContext.scala:253) </text:p>
      <text:p text:style-name="P9"><text:tab/>at org.apache.spark.sql.hive.HiveContext.catalog(HiveContext.scala:253) </text:p>
      <text:p text:style-name="P9"><text:tab/>at org.apache.spark.sql.hive.HiveContext$$anon$4.&lt;init&gt;(HiveContext.scala:263) </text:p>
      <text:p text:style-name="P9"><text:tab/>at org.apache.spark.sql.hive.HiveContext.analyzer$lzycompute(HiveContext.scala:263) </text:p>
      <text:p text:style-name="P9"><text:tab/>at org.apache.spark.sql.hive.HiveContext.analyzer(HiveContext.scala:262) </text:p>
      <text:p text:style-name="P9"><text:tab/>at org.apache.spark.sql.SQLContext$QueryExecution.analyzed$lzycompute(SQLContext.scala:411) </text:p>
      <text:p text:style-name="P9"><text:tab/>at org.apache.spark.sql.SQLContext$QueryExecution.analyzed(SQLContext.scala:411) </text:p>
      <text:p text:style-name="P9"><text:tab/>at org.apache.spark.sql.SchemaRDDLike$class.$init$(SchemaRDDLike.scala:58) </text:p>
      <text:p text:style-name="P9"><text:tab/>at org.apache.spark.sql.SchemaRDD.&lt;init&gt;(SchemaRDD.scala:108) </text:p>
      <text:p text:style-name="P9"><text:tab/>at org.apache.spark.sql.hive.HiveContext.sql(HiveContext.scala:94) </text:p>
      <text:p text:style-name="P9"><text:tab/>at sun.reflect.NativeMethodAccessorImpl.invoke0(Native Method) </text:p>
      <text:p text:style-name="P9"><text:tab/>at sun.reflect.NativeMethodAccessorImpl.invoke(NativeMethodAccessorImpl.java:57) </text:p>
      <text:p text:style-name="P9"><text:tab/>at sun.reflect.DelegatingMethodAccessorImpl.invoke(DelegatingMethodAccessorImpl.java:43) </text:p>
      <text:p text:style-name="P9"><text:tab/>at java.lang.reflect.Method.invoke(Method.java:606) </text:p>
      <text:p text:style-name="P9"><text:tab/>at py4j.reflection.MethodInvoker.invoke(MethodInvoker.java:231) </text:p>
      <text:p text:style-name="P9"><text:tab/>at py4j.reflection.ReflectionEngine.invoke(ReflectionEngine.java:379) </text:p>
      <text:p text:style-name="P9"><text:tab/>at py4j.Gateway.invoke(Gateway.java:259) </text:p>
      <text:p text:style-name="P9"><text:tab/>at py4j.commands.AbstractCommand.invokeMethod(AbstractCommand.java:133) </text:p>
      <text:p text:style-name="P9"><text:tab/>at py4j.commands.CallCommand.execute(CallCommand.java:79) </text:p>
      <text:p text:style-name="P9"><text:tab/>at py4j.GatewayConnection.run(GatewayConnection.java:207) </text:p>
      <text:p text:style-name="P9"><text:tab/>at java.lang.Thread.run(Thread.java:745) </text:p>
      <text:p text:style-name="P9">Caused by: java.lang.RuntimeException: Unable to instantiate org.apache.hadoop.hive.metastore.HiveMetaStoreClient </text:p>
      <text:p text:style-name="P9"><text:tab/>at org.apache.hadoop.hive.metastore.MetaStoreUtils.newInstance(MetaStoreUtils.java:1412) </text:p>
      <text:p text:style-name="P9"><text:tab/>at org.apache.hadoop.hive.metastore.RetryingMetaStoreClient.&lt;init&gt;(RetryingMetaStoreClient.java:62) </text:p>
      <text:p text:style-name="P9"><text:tab/>at org.apache.hadoop.hive.metastore.RetryingMetaStoreClient.getProxy(RetryingMetaStoreClient.java:72) </text:p>
      <text:p text:style-name="P9"><text:tab/>at org.apache.hadoop.hive.ql.metadata.Hive.createMetaStoreClient(Hive.java:2453) </text:p>
      <text:p text:style-name="P9"><text:tab/>at org.apache.hadoop.hive.ql.metadata.Hive.getMSC(Hive.java:2465) </text:p>
      <text:p text:style-name="P9"><text:tab/>at org.apache.hadoop.hive.ql.session.SessionState.start(SessionState.java:340) </text:p>
      <text:p text:style-name="P9"><text:tab/>... 30 more </text:p>
      <text:p text:style-name="P9">Caused by: java.lang.reflect.InvocationTargetException </text:p>
      <text:p text:style-name="P9"><text:tab/>at sun.reflect.NativeConstructorAccessorImpl.newInstance0(Native Method) </text:p>
      <text:p text:style-name="P9"><text:tab/>at sun.reflect.NativeConstructorAccessorImpl.newInstance(NativeConstructorAccessorImpl.java:57) </text:p>
      <text:p text:style-name="P9"><text:tab/>at sun.reflect.DelegatingConstructorAccessorImpl.newInstance(DelegatingConstructorAccessorImpl.java:45) </text:p>
      <text:p text:style-name="P9"><text:tab/>at java.lang.reflect.Constructor.newInstance(Constructor.java:526) </text:p>
      <text:p text:style-name="P9"><text:tab/>at org.apache.hadoop.hive.metastore.MetaStoreUtils.newInstance(MetaStoreUtils.java:1410) </text:p>
      <text:p text:style-name="P9"><text:tab/>... 35 more </text:p>
      <text:p text:style-name="P9">Caused by: javax.jdo.JDOFatalInternalException: Error creating transactional connection factory </text:p>
      <text:p text:style-name="P9"><text:soft-page-break/>NestedThrowables: </text:p>
      <text:p text:style-name="P9">java.lang.reflect.InvocationTargetException </text:p>
      <text:p text:style-name="P9"><text:tab/>at org.datanucleus.api.jdo.NucleusJDOHelper.getJDOExceptionForNucleusException(NucleusJDOHelper.java:587) </text:p>
      <text:p text:style-name="P9"><text:tab/>at org.datanucleus.api.jdo.JDOPersistenceManagerFactory.freezeConfiguration(JDOPersistenceManagerFactory.java:788) </text:p>
      <text:p text:style-name="P9"><text:tab/>at org.datanucleus.api.jdo.JDOPersistenceManagerFactory.createPersistenceManagerFactory(JDOPersistenceManagerFactory.java:333) </text:p>
      <text:p text:style-name="P9"><text:tab/>at org.datanucleus.api.jdo.JDOPersistenceManagerFactory.getPersistenceManagerFactory(JDOPersistenceManagerFactory.java:202) </text:p>
      <text:p text:style-name="P9"><text:tab/>at sun.reflect.NativeMethodAccessorImpl.invoke0(Native Method) </text:p>
      <text:p text:style-name="P9"><text:tab/>at sun.reflect.NativeMethodAccessorImpl.invoke(NativeMethodAccessorImpl.java:57) </text:p>
      <text:p text:style-name="P9"><text:tab/>at sun.reflect.DelegatingMethodAccessorImpl.invoke(DelegatingMethodAccessorImpl.java:43) </text:p>
      <text:p text:style-name="P9"><text:tab/>at java.lang.reflect.Method.invoke(Method.java:606) </text:p>
      <text:p text:style-name="P9"><text:tab/>at javax.jdo.JDOHelper$16.run(JDOHelper.java:1965) </text:p>
      <text:p text:style-name="P9"><text:tab/>at java.security.AccessController.doPrivileged(Native Method) </text:p>
      <text:p text:style-name="P9"><text:tab/>at javax.jdo.JDOHelper.invoke(JDOHelper.java:1960) </text:p>
      <text:p text:style-name="P9"><text:tab/>at javax.jdo.JDOHelper.invokeGetPersistenceManagerFactoryOnImplementation(JDOHelper.java:1166) </text:p>
      <text:p text:style-name="P9"><text:tab/>at javax.jdo.JDOHelper.getPersistenceManagerFactory(JDOHelper.java:808) </text:p>
      <text:p text:style-name="P9"><text:tab/>at javax.jdo.JDOHelper.getPersistenceManagerFactory(JDOHelper.java:701) </text:p>
      <text:p text:style-name="P9"><text:tab/>at org.apache.hadoop.hive.metastore.ObjectStore.getPMF(ObjectStore.java:310) </text:p>
      <text:p text:style-name="P9"><text:tab/>at org.apache.hadoop.hive.metastore.ObjectStore.getPersistenceManager(ObjectStore.java:339) </text:p>
      <text:p text:style-name="P9"><text:tab/>at org.apache.hadoop.hive.metastore.ObjectStore.initialize(ObjectStore.java:248) </text:p>
      <text:p text:style-name="P9"><text:tab/>at org.apache.hadoop.hive.metastore.ObjectStore.setConf(ObjectStore.java:223) </text:p>
      <text:p text:style-name="P9"><text:tab/>at org.apache.hadoop.util.ReflectionUtils.setConf(ReflectionUtils.java:73) </text:p>
      <text:p text:style-name="P9"><text:tab/>at org.apache.hadoop.util.ReflectionUtils.newInstance(ReflectionUtils.java:133) </text:p>
      <text:p text:style-name="P9"><text:tab/>at org.apache.hadoop.hive.metastore.RawStoreProxy.&lt;init&gt;(RawStoreProxy.java:58) </text:p>
      <text:p text:style-name="P9"><text:tab/>at org.apache.hadoop.hive.metastore.RawStoreProxy.getProxy(RawStoreProxy.java:67) </text:p>
      <text:p text:style-name="P9"><text:tab/>at org.apache.hadoop.hive.metastore.HiveMetaStore$HMSHandler.newRawStore(HiveMetaStore.java:497) </text:p>
      <text:p text:style-name="P9"><text:tab/>at org.apache.hadoop.hive.metastore.HiveMetaStore$HMSHandler.getMS(HiveMetaStore.java:475) </text:p>
      <text:p text:style-name="P9"><text:tab/>at org.apache.hadoop.hive.metastore.HiveMetaStore$HMSHandler.createDefaultDB(HiveMetaStore.java:523) </text:p>
      <text:p text:style-name="P9"><text:tab/>at org.apache.hadoop.hive.metastore.HiveMetaStore$HMSHandler.init(HiveMetaStore.java:397) </text:p>
      <text:p text:style-name="P9"><text:tab/>at org.apache.hadoop.hive.metastore.HiveMetaStore$HMSHandler.&lt;init&gt;(HiveMetaStore.java:356) </text:p>
      <text:p text:style-name="P9"><text:tab/>at org.apache.hadoop.hive.metastore.RetryingHMSHandler.&lt;init&gt;(RetryingHMSHandler.java:54) </text:p>
      <text:p text:style-name="P9"><text:tab/>at org.apache.hadoop.hive.metastore.RetryingHMSHandler.getProxy(RetryingHMSHandler.java:59) </text:p>
      <text:p text:style-name="P9"><text:soft-page-break/><text:tab/>at org.apache.hadoop.hive.metastore.HiveMetaStore.newHMSHandler(HiveMetaStore.java:4944) </text:p>
      <text:p text:style-name="P9"><text:tab/>at org.apache.hadoop.hive.metastore.HiveMetaStoreClient.&lt;init&gt;(HiveMetaStoreClient.java:171) </text:p>
      <text:p text:style-name="P9"><text:tab/>... 40 more </text:p>
      <text:p text:style-name="P9">Caused by: java.lang.reflect.InvocationTargetException </text:p>
      <text:p text:style-name="P9"><text:tab/>at sun.reflect.NativeConstructorAccessorImpl.newInstance0(Native Method) </text:p>
      <text:p text:style-name="P9"><text:tab/>at sun.reflect.NativeConstructorAccessorImpl.newInstance(NativeConstructorAccessorImpl.java:57) </text:p>
      <text:p text:style-name="P9"><text:tab/>at sun.reflect.DelegatingConstructorAccessorImpl.newInstance(DelegatingConstructorAccessorImpl.java:45) </text:p>
      <text:p text:style-name="P9"><text:tab/>at java.lang.reflect.Constructor.newInstance(Constructor.java:526) </text:p>
      <text:p text:style-name="P9"><text:tab/>at org.datanucleus.plugin.NonManagedPluginRegistry.createExecutableExtension(NonManagedPluginRegistry.java:631) </text:p>
      <text:p text:style-name="P9"><text:tab/>at org.datanucleus.plugin.PluginManager.createExecutableExtension(PluginManager.java:325) </text:p>
      <text:p text:style-name="P9"><text:tab/>at org.datanucleus.store.AbstractStoreManager.registerConnectionFactory(AbstractStoreManager.java:282) </text:p>
      <text:p text:style-name="P9"><text:tab/>at org.datanucleus.store.AbstractStoreManager.&lt;init&gt;(AbstractStoreManager.java:240) </text:p>
      <text:p text:style-name="P9"><text:tab/>at org.datanucleus.store.rdbms.RDBMSStoreManager.&lt;init&gt;(RDBMSStoreManager.java:286) </text:p>
      <text:p text:style-name="P9"><text:tab/>at sun.reflect.NativeConstructorAccessorImpl.newInstance0(Native Method) </text:p>
      <text:p text:style-name="P9"><text:tab/>at sun.reflect.NativeConstructorAccessorImpl.newInstance(NativeConstructorAccessorImpl.java:57) </text:p>
      <text:p text:style-name="P9"><text:tab/>at sun.reflect.DelegatingConstructorAccessorImpl.newInstance(DelegatingConstructorAccessorImpl.java:45) </text:p>
      <text:p text:style-name="P9"><text:tab/>at java.lang.reflect.Constructor.newInstance(Constructor.java:526) </text:p>
      <text:p text:style-name="P9"><text:tab/>at org.datanucleus.plugin.NonManagedPluginRegistry.createExecutableExtension(NonManagedPluginRegistry.java:631) </text:p>
      <text:p text:style-name="P9"><text:tab/>at org.datanucleus.plugin.PluginManager.createExecutableExtension(PluginManager.java:301) </text:p>
      <text:p text:style-name="P9"><text:tab/>at org.datanucleus.NucleusContext.createStoreManagerForProperties(NucleusContext.java:1187) </text:p>
      <text:p text:style-name="P9"><text:tab/>at org.datanucleus.NucleusContext.initialise(NucleusContext.java:356) </text:p>
      <text:p text:style-name="P9"><text:tab/>at org.datanucleus.api.jdo.JDOPersistenceManagerFactory.freezeConfiguration(JDOPersistenceManagerFactory.java:775) </text:p>
      <text:p text:style-name="P9"><text:tab/>... 69 more </text:p>
      <text:p text:style-name="P9">Caused by: org.datanucleus.exceptions.NucleusException: Attempt to invoke the "BONECP" plugin to create a ConnectionPool gave an error : The specified datastore driver ("com.mysql.jdbc.Driver") was not found in the CLASSPATH. Please check your CLASSPATH specification, and the name of the driver. </text:p>
      <text:p text:style-name="P9"><text:tab/>at org.datanucleus.store.rdbms.ConnectionFactoryImpl.generateDataSources(ConnectionFactoryImpl.java:259) </text:p>
      <text:p text:style-name="P9"><text:tab/>at org.datanucleus.store.rdbms.ConnectionFactoryImpl.initialiseDataSources(ConnectionFactoryImpl.jav<text:soft-page-break/>a:131) </text:p>
      <text:p text:style-name="P9"><text:tab/>at org.datanucleus.store.rdbms.ConnectionFactoryImpl.&lt;init&gt;(ConnectionFactoryImpl.java:85) </text:p>
      <text:p text:style-name="P9"><text:tab/>... 87 more </text:p>
      <text:p text:style-name="P9">Caused by: org.datanucleus.store.rdbms.connectionpool.DatastoreDriverNotFoundException: The specified datastore driver ("com.mysql.jdbc.Driver") was not found in the CLASSPATH. Please check your CLASSPATH specification, and the name of the driver. </text:p>
      <text:p text:style-name="P9"><text:tab/>at org.datanucleus.store.rdbms.connectionpool.AbstractConnectionPoolFactory.loadDriver(AbstractConnectionPoolFactory.java:58) </text:p>
      <text:p text:style-name="P9"><text:tab/>at org.datanucleus.store.rdbms.connectionpool.BoneCPConnectionPoolFactory.createConnectionPool(BoneCPConnectionPoolFactory.java:54) </text:p>
      <text:p text:style-name="P9"><text:tab/>at org.datanucleus.store.rdbms.ConnectionFactoryImpl.generateDataSources(ConnectionFactoryImpl.java:238) </text:p>
      <text:p text:style-name="P9"><text:tab/>... 89 more</text:p>
      <text:list xml:id="list1700287068" text:continue-numbering="true" text:style-name="L13">
        <text:list-header>
          <text:p text:style-name="P31"/>
        </text:list-header>
        <text:list-item>
          <text:p text:style-name="P31">Change into the Spark directory (cd /usr/local/spark-1.2.1) and execute the following command to build it with the latest version of Hive (1.2.0) and Hadoop (2.6.0) installed.</text:p>
        </text:list-item>
      </text:list>
      <text:p text:style-name="Standard"><text:tab/></text:p>
      <text:p text:style-name="Standard"><text:tab/>$ sudo sbt/sbt -Phive -Pyarn -Phadoop-2.6 -Dhadoop.version=2.6.0 assembly</text:p>
      <text:p text:style-name="Standard"><text:tab/></text:p>
      <text:p text:style-name="Standard"><text:tab/>This should take some time (1 hr, or more), depending on the internet connection and the processor speed. A lot of things will be downloaded, and it will show several jar files being downloaded, </text:p>
      <text:p text:style-name="Standard"><text:tab/></text:p>
      <text:p text:style-name="Standard"><text:tab/>And in any case the build is not successful due to a large number of errors, such as Server Not </text:p>
      <text:p text:style-name="Standard"><text:tab/>Found error (Bad internet connection), or 407 Proxy Authentication errors, then before </text:p>
      <text:p text:style-name="Standard"><text:tab/>restarting the build, do a cleanup: sbt/sbt clean</text:p>
      <text:p text:style-name="Standard"><text:tab/></text:p>
      <text:p text:style-name="Standard"><text:tab/>At the end of the process, this should be the output.</text:p>
      <text:p text:style-name="Standard"><text:tab/></text:p>
      <text:p text:style-name="Standard"><text:tab/><text:span text:style-name="T1">[info] SHA-1: 49a71f3ae33f0ff59e39f94887d8c5315187c6fd </text:span></text:p>
      <text:p text:style-name="P3"><text:tab/>[info] Packaging /usr/local/spark-1.2.1/examples/target/scala-2.10/spark-examples-1.2.1-</text:p>
      <text:p text:style-name="P3"><text:tab/>hadoop2.6.0.jar ... </text:p>
      <text:p text:style-name="P3"><text:tab/>[info] Done packaging. </text:p>
      <text:p text:style-name="P3"><text:tab/>[info] Done packaging. </text:p>
      <text:p text:style-name="P3"><text:tab/>[success] Total time: 3270 s, completed Jun 26, 2015 12:58:48 AM </text:p>
      <text:p text:style-name="Standard"><text:tab/></text:p>
      <text:list xml:id="list426554504" text:continue-numbering="true" text:style-name="L13">
        <text:list-item>
          <text:p text:style-name="P31">In hdfs, allow access to the /tmp folder on hdfs: hdfs dfs -chmod -R +777 /tmp</text:p>
          <text:p text:style-name="P31">This would allow access by all to the /tmp folder on hdfs, but in any case, we need to be able to access /tmp for getting to use the hive tables stored on hdfs.<text:tab/></text:p>
        </text:list-item>
      </text:list>
      <text:p text:style-name="Standard"/>
      <text:p text:style-name="Standard">Note: In case the following error appears, there may have been multiple spark-assembly jars built inside Spark. Remove the version that does not correspond to the version of your hadoop (it probably happened because you did not specify the version of hadoop to build spark for).</text:p>
      <text:p text:style-name="Standard"/>
      <text:p text:style-name="P3">hduser@arinjoy-Inspiron-3521:/usr/local/spark-1.2.1$ ./bin/pyspark </text:p>
      <text:p text:style-name="P3">Python 2.7.3 (default, Dec 18 2014, 19:10:20) </text:p>
      <text:p text:style-name="P3"><text:soft-page-break/>[GCC 4.6.3] on linux2 </text:p>
      <text:p text:style-name="P3">Type "help", "copyright", "credits" or "license" for more information. </text:p>
      <text:p text:style-name="P3">Found multiple Spark assembly jars in /usr/local/spark-1.2.1/assembly/target/scala-2.10: </text:p>
      <text:p text:style-name="P3">/usr/local/spark-1.2.1/assembly/target/scala-2.10/spark-assembly-1.2.1-hadoop1.0.4.jar </text:p>
      <text:p text:style-name="P3">/usr/local/spark-1.2.1/assembly/target/scala-2.10/spark-assembly-1.2.1-hadoop2.6.0.jar </text:p>
      <text:p text:style-name="P3">Please remove all but one jar. </text:p>
      <text:p text:style-name="Standard"/>
      <text:p text:style-name="Standard">Note: <text:span text:style-name="T1">In case the error appears “sbt is corrupt” while building with sbt, get a proper version of the sbt-launch version 0.13.6 (which is required) from here:</text:span></text:p>
      <text:p text:style-name="P3"/>
      <text:p text:style-name="P3">http://d29vzk4ow07wi7.cloudfront.net/3fafa9e66dce62a614f5526522e2bbf90f9c9697?response-content-disposition=attachment%3Bfilename%3D%22sbt-launch.jar%22&amp;Policy=eyJTdGF0ZW1lbnQiOiBbeyJSZXNvdXJjZSI6Imh0dHAqOi8vZDI5dnprNG93MDd3aTcuY2xvdWRmcm9udC5uZXQvM2ZhZmE5ZTY2ZGNlNjJhNjE0ZjU1MjY1MjJlMmJiZjkwZjljOTY5Nz9yZXNwb25zZS1jb250ZW50LWRpc3Bvc2l0aW9uPWF0dGFjaG1lbnQlM0JmaWxlbmFtZSUzRCUyMnNidC1sYXVuY2guamFyJTIyIiwiQ29uZGl0aW9uIjp7IkRhdGVMZXNzVGhhbiI6eyJBV1M6RXBvY2hUaW1lIjoxNDM0OTcxMTA2fSwiSXBBZGRyZXNzIjp7IkFXUzpTb3VyY2VJcCI6IjAuMC4wLjAvMCJ9fX1dfQ__&amp;Signature=GWy7YzxYfS5bUi0x8cbcgnsqyq9QCi03pBtB6HPrXf7bnCtrRIliGFudH4lCMvHATKUMpu0yJHNo49xB55y5gIkDwiKpWJfBSgi9~F-f29~FzUlhMNXQQhPLYaHTFrTNWCsMZs8wxCt35BLVLNqZAuKVf6BUkz14a6cJpLedjL0M-kyFmtn5wizFeDRyAF9SeV9WwHHjTbvDZs4dUpnuAJgUwmxNvOP6-fxpeInlKLOls7WLH-krozJWLTpSJihhfoj38CtuKViSlT9toKxBaMvlP~NSGENWS1FJlOeKe1MWvwst6JX8rgRIrOqC1Zb0Miy4aDmdn99nIq6SOjzMFg__&amp;Key-Pair-Id=APKAIFKFWOMXM2UMTSFA</text:p>
      <text:p text:style-name="Standard"/>
      <text:list xml:id="list1609697210" text:continue-numbering="true" text:style-name="L13">
        <text:list-item>
          <text:p text:style-name="P31">Now, it's time to fire up pyspark, or run sample scripts in sprak-submit. The following are the errors that indicate a fault with the installation.</text:p>
        </text:list-item>
      </text:list>
      <text:p text:style-name="Standard"/>
      <text:p text:style-name="Standard">Note: In case of the following error:</text:p>
      <text:p text:style-name="Standard"/>
      <text:p text:style-name="P3">hduser@arinjoy-Inspiron-3521:/usr/local/spark-1.2.1/bin$ ./spark-submit ~/sampleHiveSpark.py Spark assembly has been built with Hive, including Datanucleus jars on classpath </text:p>
      <text:p text:style-name="P3">Traceback (most recent call last): </text:p>
      <text:p text:style-name="P3"><text:s text:c="2"/>File "/home/hduser/sampleHiveSpark.py", line 9, in &lt;module&gt; </text:p>
      <text:p text:style-name="P3"><text:s text:c="4"/>sqlContext.sql("CREATE TABLE IF NOT EXISTS src (key INT, value STRING)") </text:p>
      <text:p text:style-name="P3"><text:s text:c="2"/>File "/usr/local/spark-1.2.1/python/pyspark/sql.py", line 1620, in sql </text:p>
      <text:p text:style-name="P3"><text:s text:c="4"/>return SchemaRDD(self._ssql_ctx.sql(sqlQuery).toJavaSchemaRDD(), self) </text:p>
      <text:p text:style-name="P3"><text:s text:c="2"/>File "/usr/local/spark-1.2.1/python/lib/py4j-0.8.2.1-src.zip/py4j/java_gateway.py", line 538, in __call__ </text:p>
      <text:p text:style-name="P3"><text:s text:c="2"/>File "/usr/local/spark-1.2.1/python/lib/py4j-0.8.2.1-src.zip/py4j/protocol.py", line 300, in get_return_value </text:p>
      <text:p text:style-name="P3">py4j.protocol.Py4JJavaError: An error occurred while calling o19.sql. </text:p>
      <text:p text:style-name="P3">: java.lang.RuntimeException: java.lang.RuntimeException: Unable to instantiate org.apache.hadoop.hive.metastore.HiveMetaStoreClient </text:p>
      <text:p text:style-name="P3"><text:tab/>at org.apache.hadoop.hive.ql.session.SessionState.start(SessionState.java:346) </text:p>
      <text:p text:style-name="P3"><text:tab/>at org.apache.spark.sql.hive.HiveContext$$anonfun$4.apply(HiveContext.scala:235) </text:p>
      <text:p text:style-name="P3"><text:tab/>at org.apache.spark.sql.hive.HiveContext$$anonfun$4.apply(HiveContext.scala:231) </text:p>
      <text:p text:style-name="P3"><text:tab/>at scala.Option.orElse(Option.scala:257) </text:p>
      <text:p text:style-name="P3"><text:tab/>at org.apache.spark.sql.hive.HiveContext.x$3$lzycompute(HiveContext.scala:231) </text:p>
      <text:p text:style-name="P3"><text:tab/>at org.apache.spark.sql.hive.HiveContext.x$3(HiveContext.scala:229) </text:p>
      <text:p text:style-name="P3"><text:soft-page-break/><text:tab/>at org.apache.spark.sql.hive.HiveContext.hiveconf$lzycompute(HiveContext.scala:229) </text:p>
      <text:p text:style-name="P3"><text:tab/>at org.apache.spark.sql.hive.HiveContext.hiveconf(HiveContext.scala:229) </text:p>
      <text:p text:style-name="P3"><text:tab/>at org.apache.spark.sql.hive.HiveMetastoreCatalog.&lt;init&gt;(HiveMetastoreCatalog.scala:55) </text:p>
      <text:p text:style-name="P3"><text:tab/>at org.apache.spark.sql.hive.HiveContext$$anon$2.&lt;init&gt;(HiveContext.scala:253) </text:p>
      <text:p text:style-name="P3"><text:tab/>at org.apache.spark.sql.hive.HiveContext.catalog$lzycompute(HiveContext.scala:253) </text:p>
      <text:p text:style-name="P3"><text:tab/>at org.apache.spark.sql.hive.HiveContext.catalog(HiveContext.scala:253) </text:p>
      <text:p text:style-name="P3"><text:tab/>at org.apache.spark.sql.hive.HiveContext$$anon$4.&lt;init&gt;(HiveContext.scala:263) </text:p>
      <text:p text:style-name="P3"><text:tab/>at org.apache.spark.sql.hive.HiveContext.analyzer$lzycompute(HiveContext.scala:263) </text:p>
      <text:p text:style-name="P3"><text:tab/>at org.apache.spark.sql.hive.HiveContext.analyzer(HiveContext.scala:262) </text:p>
      <text:p text:style-name="P3"><text:tab/>at org.apache.spark.sql.SQLContext$QueryExecution.analyzed$lzycompute(SQLContext.scala:411) </text:p>
      <text:p text:style-name="P3"><text:tab/>at org.apache.spark.sql.SQLContext$QueryExecution.analyzed(SQLContext.scala:411) </text:p>
      <text:p text:style-name="P3"><text:tab/>at org.apache.spark.sql.SchemaRDDLike$class.$init$(SchemaRDDLike.scala:58) </text:p>
      <text:p text:style-name="P3"><text:tab/>at org.apache.spark.sql.SchemaRDD.&lt;init&gt;(SchemaRDD.scala:108) </text:p>
      <text:p text:style-name="P3"><text:tab/>at org.apache.spark.sql.hive.HiveContext.sql(HiveContext.scala:94) </text:p>
      <text:p text:style-name="P3"><text:tab/>at sun.reflect.NativeMethodAccessorImpl.invoke0(Native Method) </text:p>
      <text:p text:style-name="P3"><text:tab/>at sun.reflect.NativeMethodAccessorImpl.invoke(NativeMethodAccessorImpl.java:57) </text:p>
      <text:p text:style-name="P3"><text:tab/>at sun.reflect.DelegatingMethodAccessorImpl.invoke(DelegatingMethodAccessorImpl.java:43) </text:p>
      <text:p text:style-name="P3"><text:tab/>at java.lang.reflect.Method.invoke(Method.java:606) </text:p>
      <text:p text:style-name="P3"><text:tab/>at py4j.reflection.MethodInvoker.invoke(MethodInvoker.java:231) </text:p>
      <text:p text:style-name="P3"><text:tab/>at py4j.reflection.ReflectionEngine.invoke(ReflectionEngine.java:379) </text:p>
      <text:p text:style-name="P3"><text:tab/>at py4j.Gateway.invoke(Gateway.java:259) </text:p>
      <text:p text:style-name="P3"><text:tab/>at py4j.commands.AbstractCommand.invokeMethod(AbstractCommand.java:133) </text:p>
      <text:p text:style-name="P3"><text:tab/>at py4j.commands.CallCommand.execute(CallCommand.java:79) </text:p>
      <text:p text:style-name="P3"><text:tab/>at py4j.GatewayConnection.run(GatewayConnection.java:207) </text:p>
      <text:p text:style-name="P3"><text:tab/>at java.lang.Thread.run(Thread.java:745) </text:p>
      <text:p text:style-name="P3">Caused by: java.lang.RuntimeException: Unable to instantiate org.apache.hadoop.hive.metastore.HiveMetaStoreClient </text:p>
      <text:p text:style-name="P3"><text:tab/>at org.apache.hadoop.hive.metastore.MetaStoreUtils.newInstance(MetaStoreUtils.java:1412) </text:p>
      <text:p text:style-name="P3"><text:tab/>at org.apache.hadoop.hive.metastore.RetryingMetaStoreClient.&lt;init&gt;(RetryingMetaStoreClient.java:62) </text:p>
      <text:p text:style-name="P3"><text:tab/>at org.apache.hadoop.hive.metastore.RetryingMetaStoreClient.getProxy(RetryingMetaStoreClient.java:72) </text:p>
      <text:p text:style-name="P3"><text:tab/>at org.apache.hadoop.hive.ql.metadata.Hive.createMetaStoreClient(Hive.java:2453) </text:p>
      <text:p text:style-name="P3"><text:tab/>at org.apache.hadoop.hive.ql.metadata.Hive.getMSC(Hive.java:2465) </text:p>
      <text:p text:style-name="P3"><text:tab/>at org.apache.hadoop.hive.ql.session.SessionState.start(SessionState.java:340) </text:p>
      <text:p text:style-name="P3"><text:tab/>... 30 more </text:p>
      <text:p text:style-name="P3">Caused by: java.lang.reflect.InvocationTargetException </text:p>
      <text:p text:style-name="P3"><text:tab/>at sun.reflect.NativeConstructorAccessorImpl.newInstance0(Native Method) </text:p>
      <text:p text:style-name="P3"><text:tab/>at sun.reflect.NativeConstructorAccessorImpl.newInstance(NativeConstructorAccessorImpl.java:57) </text:p>
      <text:p text:style-name="P3"><text:tab/>at sun.reflect.DelegatingConstructorAccessorImpl.newInstance(DelegatingConstructorAccessorImpl.java:45) </text:p>
      <text:p text:style-name="P3"><text:tab/>at java.lang.reflect.Constructor.newInstance(Constructor.java:526) </text:p>
      <text:p text:style-name="P3"><text:tab/>at org.apache.hadoop.hive.metastore.MetaStoreUtils.newInstance(MetaStoreUtils.java:1410) </text:p>
      <text:p text:style-name="P3"><text:tab/>... 35 more </text:p>
      <text:p text:style-name="P3">Caused by: javax.jdo.JDOFatalInternalException: Error creating transactional connection factory </text:p>
      <text:p text:style-name="P3"><text:soft-page-break/>NestedThrowables: </text:p>
      <text:p text:style-name="P3">java.lang.reflect.InvocationTargetException </text:p>
      <text:p text:style-name="P3"><text:tab/>at org.datanucleus.api.jdo.NucleusJDOHelper.getJDOExceptionForNucleusException(NucleusJDOHelper.java:587) </text:p>
      <text:p text:style-name="P3"><text:tab/>at org.datanucleus.api.jdo.JDOPersistenceManagerFactory.freezeConfiguration(JDOPersistenceManagerFactory.java:788) </text:p>
      <text:p text:style-name="P3"><text:tab/>at org.datanucleus.api.jdo.JDOPersistenceManagerFactory.createPersistenceManagerFactory(JDOPersistenceManagerFactory.java:333) </text:p>
      <text:p text:style-name="P3"><text:tab/>at org.datanucleus.api.jdo.JDOPersistenceManagerFactory.getPersistenceManagerFactory(JDOPersistenceManagerFactory.java:202) </text:p>
      <text:p text:style-name="P3"><text:tab/>at sun.reflect.NativeMethodAccessorImpl.invoke0(Native Method) </text:p>
      <text:p text:style-name="P3"><text:tab/>at sun.reflect.NativeMethodAccessorImpl.invoke(NativeMethodAccessorImpl.java:57) </text:p>
      <text:p text:style-name="P3"><text:tab/>at sun.reflect.DelegatingMethodAccessorImpl.invoke(DelegatingMethodAccessorImpl.java:43) </text:p>
      <text:p text:style-name="P3"><text:tab/>at java.lang.reflect.Method.invoke(Method.java:606) </text:p>
      <text:p text:style-name="P3"><text:tab/>at javax.jdo.JDOHelper$16.run(JDOHelper.java:1965) </text:p>
      <text:p text:style-name="P3"><text:tab/>at java.security.AccessController.doPrivileged(Native Method) </text:p>
      <text:p text:style-name="P3"><text:tab/>at javax.jdo.JDOHelper.invoke(JDOHelper.java:1960) </text:p>
      <text:p text:style-name="P3"><text:tab/>at javax.jdo.JDOHelper.invokeGetPersistenceManagerFactoryOnImplementation(JDOHelper.java:1166) </text:p>
      <text:p text:style-name="P3"><text:tab/>at javax.jdo.JDOHelper.getPersistenceManagerFactory(JDOHelper.java:808) </text:p>
      <text:p text:style-name="P3"><text:tab/>at javax.jdo.JDOHelper.getPersistenceManagerFactory(JDOHelper.java:701) </text:p>
      <text:p text:style-name="P3"><text:tab/>at org.apache.hadoop.hive.metastore.ObjectStore.getPMF(ObjectStore.java:310) </text:p>
      <text:p text:style-name="P3"><text:tab/>at org.apache.hadoop.hive.metastore.ObjectStore.getPersistenceManager(ObjectStore.java:339) </text:p>
      <text:p text:style-name="P3"><text:tab/>at org.apache.hadoop.hive.metastore.ObjectStore.initialize(ObjectStore.java:248) </text:p>
      <text:p text:style-name="P3"><text:tab/>at org.apache.hadoop.hive.metastore.ObjectStore.setConf(ObjectStore.java:223) </text:p>
      <text:p text:style-name="P3"><text:tab/>at org.apache.hadoop.util.ReflectionUtils.setConf(ReflectionUtils.java:73) </text:p>
      <text:p text:style-name="P3"><text:tab/>at org.apache.hadoop.util.ReflectionUtils.newInstance(ReflectionUtils.java:133) </text:p>
      <text:p text:style-name="P3"><text:tab/>at org.apache.hadoop.hive.metastore.RawStoreProxy.&lt;init&gt;(RawStoreProxy.java:58) </text:p>
      <text:p text:style-name="P3"><text:tab/>at org.apache.hadoop.hive.metastore.RawStoreProxy.getProxy(RawStoreProxy.java:67) </text:p>
      <text:p text:style-name="P3"><text:tab/>at org.apache.hadoop.hive.metastore.HiveMetaStore$HMSHandler.newRawStore(HiveMetaStore.java:497) </text:p>
      <text:p text:style-name="P3"><text:tab/>at org.apache.hadoop.hive.metastore.HiveMetaStore$HMSHandler.getMS(HiveMetaStore.java:475) </text:p>
      <text:p text:style-name="P3"><text:tab/>at org.apache.hadoop.hive.metastore.HiveMetaStore$HMSHandler.createDefaultDB(HiveMetaStore.java:523) </text:p>
      <text:p text:style-name="P3"><text:tab/>at org.apache.hadoop.hive.metastore.HiveMetaStore$HMSHandler.init(HiveMetaStore.java:397) </text:p>
      <text:p text:style-name="P3"><text:tab/>at org.apache.hadoop.hive.metastore.HiveMetaStore$HMSHandler.&lt;init&gt;(HiveMetaStore.java:356) </text:p>
      <text:p text:style-name="P3"><text:tab/>at org.apache.hadoop.hive.metastore.RetryingHMSHandler.&lt;init&gt;(RetryingHMSHandler.java:54) </text:p>
      <text:p text:style-name="P3"><text:tab/>at org.apache.hadoop.hive.metastore.RetryingHMSHandler.getProxy(RetryingHMSHandler.java:59) </text:p>
      <text:p text:style-name="P3"><text:soft-page-break/><text:tab/>at org.apache.hadoop.hive.metastore.HiveMetaStore.newHMSHandler(HiveMetaStore.java:4944) </text:p>
      <text:p text:style-name="P3"><text:tab/>at org.apache.hadoop.hive.metastore.HiveMetaStoreClient.&lt;init&gt;(HiveMetaStoreClient.java:171) </text:p>
      <text:p text:style-name="P3"><text:tab/>... 40 more </text:p>
      <text:p text:style-name="P3">Caused by: java.lang.reflect.InvocationTargetException </text:p>
      <text:p text:style-name="P3"><text:tab/>at sun.reflect.NativeConstructorAccessorImpl.newInstance0(Native Method) </text:p>
      <text:p text:style-name="P3"><text:tab/>at sun.reflect.NativeConstructorAccessorImpl.newInstance(NativeConstructorAccessorImpl.java:57) </text:p>
      <text:p text:style-name="P3"><text:tab/>at sun.reflect.DelegatingConstructorAccessorImpl.newInstance(DelegatingConstructorAccessorImpl.java:45) </text:p>
      <text:p text:style-name="P3"><text:tab/>at java.lang.reflect.Constructor.newInstance(Constructor.java:526) </text:p>
      <text:p text:style-name="P3"><text:tab/>at org.datanucleus.plugin.NonManagedPluginRegistry.createExecutableExtension(NonManagedPluginRegistry.java:631) </text:p>
      <text:p text:style-name="P3"><text:tab/>at org.datanucleus.plugin.PluginManager.createExecutableExtension(PluginManager.java:325) </text:p>
      <text:p text:style-name="P3"><text:tab/>at org.datanucleus.store.AbstractStoreManager.registerConnectionFactory(AbstractStoreManager.java:282) </text:p>
      <text:p text:style-name="P3"><text:tab/>at org.datanucleus.store.AbstractStoreManager.&lt;init&gt;(AbstractStoreManager.java:240) </text:p>
      <text:p text:style-name="P3"><text:tab/>at org.datanucleus.store.rdbms.RDBMSStoreManager.&lt;init&gt;(RDBMSStoreManager.java:286) </text:p>
      <text:p text:style-name="P3"><text:tab/>at sun.reflect.NativeConstructorAccessorImpl.newInstance0(Native Method) </text:p>
      <text:p text:style-name="P3"><text:tab/>at sun.reflect.NativeConstructorAccessorImpl.newInstance(NativeConstructorAccessorImpl.java:57) </text:p>
      <text:p text:style-name="P3"><text:tab/>at sun.reflect.DelegatingConstructorAccessorImpl.newInstance(DelegatingConstructorAccessorImpl.java:45) </text:p>
      <text:p text:style-name="P3"><text:tab/>at java.lang.reflect.Constructor.newInstance(Constructor.java:526) </text:p>
      <text:p text:style-name="P3"><text:tab/>at org.datanucleus.plugin.NonManagedPluginRegistry.createExecutableExtension(NonManagedPluginRegistry.java:631) </text:p>
      <text:p text:style-name="P3"><text:tab/>at org.datanucleus.plugin.PluginManager.createExecutableExtension(PluginManager.java:301) </text:p>
      <text:p text:style-name="P3"><text:tab/>at org.datanucleus.NucleusContext.createStoreManagerForProperties(NucleusContext.java:1187) </text:p>
      <text:p text:style-name="P3"><text:tab/>at org.datanucleus.NucleusContext.initialise(NucleusContext.java:356) </text:p>
      <text:p text:style-name="P3"><text:tab/>at org.datanucleus.api.jdo.JDOPersistenceManagerFactory.freezeConfiguration(JDOPersistenceManagerFactory.java:775) </text:p>
      <text:p text:style-name="P3"><text:tab/>... 69 more </text:p>
      <text:p text:style-name="P3">Caused by: org.datanucleus.exceptions.NucleusException: Attempt to invoke the "BONECP" plugin to create a ConnectionPool gave an error : The specified datastore driver ("com.mysql.jdbc.Driver") was not found in the CLASSPATH. Please check your CLASSPATH specification, and the name of the driver. </text:p>
      <text:p text:style-name="P3"><text:tab/>at org.datanucleus.store.rdbms.ConnectionFactoryImpl.generateDataSources(ConnectionFactoryImpl.java:259) </text:p>
      <text:p text:style-name="P3"><text:tab/>at org.datanucleus.store.rdbms.ConnectionFactoryImpl.initialiseDataSources(ConnectionFactoryImpl.jav<text:soft-page-break/>a:131) </text:p>
      <text:p text:style-name="P3"><text:tab/>at org.datanucleus.store.rdbms.ConnectionFactoryImpl.&lt;init&gt;(ConnectionFactoryImpl.java:85) </text:p>
      <text:p text:style-name="P3"><text:tab/>... 87 more </text:p>
      <text:p text:style-name="P3">Caused by: org.datanucleus.store.rdbms.connectionpool.DatastoreDriverNotFoundException: The specified datastore driver ("com.mysql.jdbc.Driver") was not found in the CLASSPATH. Please check your CLASSPATH specification, and the name of the driver. </text:p>
      <text:p text:style-name="P3"><text:tab/>at org.datanucleus.store.rdbms.connectionpool.AbstractConnectionPoolFactory.loadDriver(AbstractConnectionPoolFactory.java:58) </text:p>
      <text:p text:style-name="P3"><text:tab/>at org.datanucleus.store.rdbms.connectionpool.BoneCPConnectionPoolFactory.createConnectionPool(BoneCPConnectionPoolFactory.java:54) </text:p>
      <text:p text:style-name="P3"><text:tab/>at org.datanucleus.store.rdbms.ConnectionFactoryImpl.generateDataSources(ConnectionFactoryImpl.java:238) </text:p>
      <text:p text:style-name="P3"><text:tab/>... 89 more </text:p>
      <text:p text:style-name="P3"/>
      <text:p text:style-name="P3">Solution: Start the hive metastore server (hive –service metastore &amp;, and enter) , and make sure the hive-site.xml file has proper address of the mysql metastore database.</text:p>
      <text:p text:style-name="Standard"/>
      <text:p text:style-name="Standard"/>
      <text:p text:style-name="Standard"/>
      <text:p text:style-name="Standard"/>
      <text:p text:style-name="Standard">Note: In case of the following error sequence following starting hive metastore - </text:p>
      <text:p text:style-name="Standard"/>
      <text:p text:style-name="P3">hduser@arinjoy-Inspiron-3521:/usr/local/spark-1.2.1/bin$ hive --service metastore &amp; </text:p>
      <text:p text:style-name="P3">[1] 26061 </text:p>
      <text:p text:style-name="P3">hduser@arinjoy-Inspiron-3521:/usr/local/spark-1.2.1/bin$ ls: cannot access /usr/local/spark-1.2.1/lib/spark-assembly-*.jar: No such file or directory </text:p>
      <text:p text:style-name="P3">Starting Hive Metastore Server </text:p>
      <text:p text:style-name="P3">org.apache.thrift.transport.TTransportException: Could not create ServerSocket on address 0.0.0.0/0.0.0.0:9083. </text:p>
      <text:p text:style-name="P3"><text:tab/>at org.apache.thrift.transport.TServerSocket.&lt;init&gt;(TServerSocket.java:109) </text:p>
      <text:p text:style-name="P3"><text:tab/>at org.apache.thrift.transport.TServerSocket.&lt;init&gt;(TServerSocket.java:91) </text:p>
      <text:p text:style-name="P3"><text:tab/>at org.apache.thrift.transport.TServerSocket.&lt;init&gt;(TServerSocket.java:83) </text:p>
      <text:p text:style-name="P3"><text:tab/>at org.apache.hadoop.hive.metastore.TServerSocketKeepAlive.&lt;init&gt;(TServerSocketKeepAlive.java:34) </text:p>
      <text:p text:style-name="P3"><text:tab/>at org.apache.hadoop.hive.metastore.HiveMetaStore.startMetaStore(HiveMetaStore.java:5936) </text:p>
      <text:p text:style-name="P3"><text:tab/>at org.apache.hadoop.hive.metastore.HiveMetaStore.main(HiveMetaStore.java:5877) </text:p>
      <text:p text:style-name="P3"><text:tab/>at sun.reflect.NativeMethodAccessorImpl.invoke0(Native Method) </text:p>
      <text:p text:style-name="P3"><text:tab/>at sun.reflect.NativeMethodAccessorImpl.invoke(NativeMethodAccessorImpl.java:57) </text:p>
      <text:p text:style-name="P3"><text:tab/>at sun.reflect.DelegatingMethodAccessorImpl.invoke(DelegatingMethodAccessorImpl.java:43) </text:p>
      <text:p text:style-name="P3"><text:tab/>at java.lang.reflect.Method.invoke(Method.java:606) </text:p>
      <text:p text:style-name="P3"><text:tab/>at org.apache.hadoop.util.RunJar.run(RunJar.java:221) </text:p>
      <text:p text:style-name="P3"><text:tab/>at org.apache.hadoop.util.RunJar.main(RunJar.java:136) </text:p>
      <text:p text:style-name="P3">Exception in thread "main" org.apache.thrift.transport.TTransportException: Could not create ServerSocket on address 0.0.0.0/0.0.0.0:9083. </text:p>
      <text:p text:style-name="P3"><text:tab/>at org.apache.thrift.transport.TServerSocket.&lt;init&gt;(TServerSocket.java:109) </text:p>
      <text:p text:style-name="P3"><text:tab/>at org.apache.thrift.transport.TServerSocket.&lt;init&gt;(TServerSocket.java:91) </text:p>
      <text:p text:style-name="P3"><text:soft-page-break/><text:tab/>at org.apache.thrift.transport.TServerSocket.&lt;init&gt;(TServerSocket.java:83) </text:p>
      <text:p text:style-name="P3"><text:tab/>at org.apache.hadoop.hive.metastore.TServerSocketKeepAlive.&lt;init&gt;(TServerSocketKeepAlive.java:34) </text:p>
      <text:p text:style-name="P3"><text:tab/>at org.apache.hadoop.hive.metastore.HiveMetaStore.startMetaStore(HiveMetaStore.java:5936) </text:p>
      <text:p text:style-name="P3"><text:tab/>at org.apache.hadoop.hive.metastore.HiveMetaStore.main(HiveMetaStore.java:5877) </text:p>
      <text:p text:style-name="P3"><text:tab/>at sun.reflect.NativeMethodAccessorImpl.invoke0(Native Method) </text:p>
      <text:p text:style-name="P3"><text:tab/>at sun.reflect.NativeMethodAccessorImpl.invoke(NativeMethodAccessorImpl.java:57) </text:p>
      <text:p text:style-name="P3"><text:tab/>at sun.reflect.DelegatingMethodAccessorImpl.invoke(DelegatingMethodAccessorImpl.java:43) </text:p>
      <text:p text:style-name="P3"><text:tab/>at java.lang.reflect.Method.invoke(Method.java:606) </text:p>
      <text:p text:style-name="P3"><text:tab/>at org.apache.hadoop.util.RunJar.run(RunJar.java:221) </text:p>
      <text:p text:style-name="P3"><text:tab/>at org.apache.hadoop.util.RunJar.main(RunJar.java:136) </text:p>
      <text:p text:style-name="P3"/>
      <text:p text:style-name="P3">Run 'ps -ef' to find the instances of Hive Metastore already running. Then close those instances by killing them, and restart hive metastore).</text:p>
      <text:p text:style-name="P3"/>
      <text:p text:style-name="P3"/>
      <text:p text:style-name="P3">Note: This error can be ignored, as spark will still work properly.</text:p>
      <text:p text:style-name="P3"/>
      <text:p text:style-name="P3">ls: cannot access /usr/local/spark-1.2.1/lib/spark-assembly-*.jar: No such file or directory </text:p>
      <text:p text:style-name="P3"/>
      <text:p text:style-name="P3"/>
      <text:p text:style-name="P3">Note: The following command can be used to log whether Hive is accessing the Metastore, etc:</text:p>
      <text:p text:style-name="P3"/>
      <text:p text:style-name="P3">hduser@arinjoy-Inspiron-3521:/usr/local/hive$ hive -hiveconf hive.root.logger=DEBUG,console </text:p>
      <text:p text:style-name="P3"/>
      <text:p text:style-name="P3">The output looks something like this:</text:p>
      <text:p text:style-name="P3"/>
      <text:p text:style-name="P3">ls: cannot access /usr/local/spark-1.2.1/lib/spark-assembly-*.jar: No such file or directory </text:p>
      <text:p text:style-name="P3">15/06/26 01:38:35 [main]: WARN common.LogUtils: DEPRECATED: Ignoring hive-default.xml found on the CLASSPATH at /usr/local/hive/conf/hive-default.xml </text:p>
      <text:p text:style-name="P3">15/06/26 01:38:35 [main]: DEBUG common.LogUtils: Using hive-site.xml found on CLASSPATH at /usr/local/hive/conf/hive-site.xml </text:p>
      <text:p text:style-name="P3"/>
      <text:p text:style-name="P3">Logging initialized using configuration in file:/usr/local/hive/conf/hive-log4j.properties </text:p>
      <text:p text:style-name="P3">15/06/26 01:38:36 [main]: INFO SessionState: </text:p>
      <text:p text:style-name="P3">Logging initialized using configuration in file:/usr/local/hive/conf/hive-log4j.properties </text:p>
      <text:p text:style-name="P3">15/06/26 01:38:36 [main]: DEBUG parse.VariableSubstitution: Substitution is on: hive </text:p>
      <text:p text:style-name="P3">15/06/26 01:38:36 [main]: DEBUG lib.MutableMetricsFactory: field org.apache.hadoop.metrics2.lib.MutableRate org.apache.hadoop.security.UserGroupInformation$UgiMetrics.loginSuccess with annotation @org.apache.hadoop.metrics2.annotation.Metric(value=[Rate of successful kerberos logins and latency (milliseconds)], about=, valueName=Time, type=DEFAULT, always=false, sampleName=Ops) </text:p>
      <text:p text:style-name="P3">15/06/26 01:38:36 [main]: DEBUG lib.MutableMetricsFactory: field org.apache.hadoop.metrics2.lib.MutableRate org.apache.hadoop.security.UserGroupInformation$UgiMetrics.loginFailure with annotation @org.apache.hadoop.metrics2.annotation.Metric(value=[Rate of failed kerberos logins and latency (milliseconds)], about=, valueName=Time, type=DEFAULT, always=false, sampleName=Ops) </text:p>
      <text:p text:style-name="P3">15/06/26 01:38:36 [main]: DEBUG lib.MutableMetricsFactory: field org.apache.hadoop.metrics2.lib.MutableRate <text:soft-page-break/>org.apache.hadoop.security.UserGroupInformation$UgiMetrics.getGroups with annotation @org.apache.hadoop.metrics2.annotation.Metric(value=[GetGroups], about=, valueName=Time, type=DEFAULT, always=false, sampleName=Ops) </text:p>
      <text:p text:style-name="P3">15/06/26 01:38:36 [main]: DEBUG impl.MetricsSystemImpl: UgiMetrics, User and group related metrics </text:p>
      <text:p text:style-name="P3">15/06/26 01:38:36 [main]: DEBUG util.KerberosName: Kerberos krb5 configuration not found, setting default realm to empty </text:p>
      <text:p text:style-name="P3">15/06/26 01:38:36 [main]: DEBUG security.Groups: <text:s/>Creating new Groups object </text:p>
      <text:p text:style-name="P3">15/06/26 01:38:36 [main]: DEBUG util.NativeCodeLoader: Trying to load the custom-built native-hadoop library... </text:p>
      <text:p text:style-name="P3">15/06/26 01:38:36 [main]: DEBUG util.NativeCodeLoader: Loaded the native-hadoop library </text:p>
      <text:p text:style-name="P3">15/06/26 01:38:36 [main]: DEBUG security.JniBasedUnixGroupsMapping: Using JniBasedUnixGroupsMapping for Group resolution </text:p>
      <text:p text:style-name="P3">15/06/26 01:38:36 [main]: DEBUG security.JniBasedUnixGroupsMappingWithFallback: Group mapping impl=org.apache.hadoop.security.JniBasedUnixGroupsMapping </text:p>
      <text:p text:style-name="P3">15/06/26 01:38:36 [main]: DEBUG security.Groups: Group mapping impl=org.apache.hadoop.security.JniBasedUnixGroupsMappingWithFallback; cacheTimeout=300000; warningDeltaMs=5000 </text:p>
      <text:p text:style-name="P3">15/06/26 01:38:36 [main]: DEBUG security.UserGroupInformation: hadoop login </text:p>
      <text:p text:style-name="P3">15/06/26 01:38:36 [main]: DEBUG security.UserGroupInformation: hadoop login commit </text:p>
      <text:p text:style-name="P3">15/06/26 01:38:36 [main]: DEBUG security.UserGroupInformation: using local user:UnixPrincipal: hduser </text:p>
      <text:p text:style-name="P3">15/06/26 01:38:36 [main]: DEBUG security.UserGroupInformation: Using user: "UnixPrincipal: hduser" with name hduser </text:p>
      <text:p text:style-name="P3">15/06/26 01:38:36 [main]: DEBUG security.UserGroupInformation: User entry: "hduser" </text:p>
      <text:p text:style-name="P3">15/06/26 01:38:36 [main]: DEBUG security.UserGroupInformation: UGI loginUser:hduser (auth:SIMPLE) </text:p>
      <text:p text:style-name="P3">15/06/26 01:38:36 [main]: INFO hive.metastore: Trying to connect to metastore with URI thrift://127.0.0.1:9083 </text:p>
      <text:p text:style-name="P3">15/06/26 01:38:36 [main]: WARN hive.metastore: Failed to connect to the MetaStore Server... </text:p>
      <text:p text:style-name="P3"/>
      <text:p text:style-name="P3"/>
      <text:p text:style-name="P3">Note: If the error states that it is Hive is connecting to derby database, then one way would be to reinstall Hive, and configure it properly to connect it to MySQL server using the previous steps.</text:p>
      <text:p text:style-name="P3"/>
      <text:p text:style-name="P3">Also, remove any other version of Spark that you may have installed before.</text:p>
      <text:p text:style-name="P3"/>
      <text:p text:style-name="P3"/>
      <text:p text:style-name="P3"/>
      <text:p text:style-name="P3">Note: In case of the following error:</text:p>
      <text:p text:style-name="P3"/>
      <text:p text:style-name="P3">hduser@arinjoy-Inspiron-3521:/usr/local/spark-1.2.1$ sudo ./bin/spark-submit ~/sampleHiveSpark.py </text:p>
      <text:p text:style-name="P3">Loading Spark jar with 'jar' failed. </text:p>
      <text:p text:style-name="P3">This is likely because Spark was compiled with Java 7 and run </text:p>
      <text:p text:style-name="P3">with Java 6. (see SPARK-1703). Please use Java 7 to run Spark </text:p>
      <text:p text:style-name="P3">or build Spark with Java 6. </text:p>
      <text:p text:style-name="P3"/>
      <text:p text:style-name="P3">Get the version of mysql connector in Hive, which should probably be the latest one.</text:p>
      <text:p text:style-name="P3"/>
      <text:p text:style-name="P3"><text:soft-page-break/>hduser@arinjoy-Inspiron-3521:/usr/local/hive/lib$ sudo cp mysql-connector-java-5.1.16.jar ../../spark-1.2.1/lib_managed/jars/ </text:p>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Sqoop to transfer database table from mysql to hive:</text:p>
      <text:p text:style-name="P3"/>
      <text:p text:style-name="P3">hduser@arinjoy-Inspiron-3521:/usr/local/sqoop/bin$ ./sqoop import --connect jdbc:mysql://localhost:3306/IITBxDataAnalytics --username root --password '' --table UserSessionOldLog -m 1 --hive-import --hive-table default.UserLog --warehouse-dir /user/hive/warehouse </text:p>
      <text:p text:style-name="P3"/>
      <text:p text:style-name="P3"/>
      <text:p text:style-name="P3">Warning: /usr/local/sqoop/../hbase does not exist! HBase imports will fail. </text:p>
      <text:p text:style-name="P3">Please set $HBASE_HOME to the root of your HBase installation. </text:p>
      <text:p text:style-name="P3">Warning: /usr/local/sqoop/../hcatalog does not exist! HCatalog jobs will fail. </text:p>
      <text:p text:style-name="P3">Please set $HCAT_HOME to the root of your HCatalog installation. </text:p>
      <text:p text:style-name="P3">Warning: /usr/local/sqoop/../accumulo does not exist! Accumulo imports will fail. </text:p>
      <text:p text:style-name="P3">Please set $ACCUMULO_HOME to the root of your Accumulo installation. </text:p>
      <text:p text:style-name="P3">Warning: /usr/local/sqoop/../zookeeper does not exist! Accumulo imports will fail. </text:p>
      <text:p text:style-name="P3">Please set $ZOOKEEPER_HOME to the root of your Zookeeper installation. </text:p>
      <text:p text:style-name="P3">15/06/26 16:20:20 INFO sqoop.Sqoop: Running Sqoop version: 1.4.5 </text:p>
      <text:p text:style-name="P3">15/06/26 16:20:20 WARN tool.BaseSqoopTool: Setting your password on the command-line is insecure. Consider using -P instead. </text:p>
      <text:p text:style-name="P3">15/06/26 16:20:20 INFO tool.BaseSqoopTool: Using Hive-specific delimiters for output. You can override </text:p>
      <text:p text:style-name="P3">15/06/26 16:20:20 INFO tool.BaseSqoopTool: delimiters with --fields-terminated-by, etc. </text:p>
      <text:p text:style-name="P3">15/06/26 16:20:20 WARN tool.BaseSqoopTool: It seems that you're doing hive import directly into default </text:p>
      <text:p text:style-name="P3">15/06/26 16:20:20 WARN tool.BaseSqoopTool: hive warehouse directory which is not supported. Sqoop is </text:p>
      <text:p text:style-name="P3">15/06/26 16:20:20 WARN tool.BaseSqoopTool: firstly importing data into separate directory and then </text:p>
      <text:p text:style-name="P3">15/06/26 16:20:20 WARN tool.BaseSqoopTool: inserting data into hive. Please consider removing </text:p>
      <text:p text:style-name="P3">15/06/26 16:20:20 WARN tool.BaseSqoopTool: --target-dir or --warehouse-dir into /user/hive/warehouse in </text:p>
      <text:p text:style-name="P3">15/06/26 16:20:20 WARN tool.BaseSqoopTool: case that you will detect any issues. </text:p>
      <text:p text:style-name="P3">15/06/26 16:20:20 INFO manager.MySQLManager: Preparing to use a MySQL streaming resultset. </text:p>
      <text:p text:style-name="P3">15/06/26 16:20:20 INFO tool.CodeGenTool: Beginning code generation </text:p>
      <text:p text:style-name="P3">15/06/26 16:20:21 INFO manager.SqlManager: Executing SQL statement: SELECT t.* FROM `UserSessionOldLog` AS t LIMIT 1 </text:p>
      <text:p text:style-name="P3">15/06/26 16:20:21 INFO manager.SqlManager: Executing SQL statement: SELECT t.* FROM `UserSessionOldLog` AS t LIMIT 1 </text:p>
      <text:p text:style-name="P3">15/06/26 16:20:21 INFO orm.CompilationManager: HADOOP_MAPRED_HOME is /usr/local/hadoop </text:p>
      <text:p text:style-name="P3">Note: /tmp/sqoop-hduser/compile/e359e45d830b65f492367ecd99a756dc/UserSessionOldLog.java uses or overrides a deprecated API. </text:p>
      <text:p text:style-name="P3">Note: Recompile with -Xlint:deprecation for details. </text:p>
      <text:p text:style-name="P3">15/06/26 16:20:26 INFO orm.CompilationManager: Writing jar file: /tmp/sqoop-hduser/compile/e359e45d830b65f492367ecd99a756dc/UserSessionOldLog.jar </text:p>
      <text:p text:style-name="P3">15/06/26 16:20:26 WARN manager.MySQLManager: It looks like you are importing from mysql. </text:p>
      <text:p text:style-name="P3">15/06/26 16:20:26 WARN manager.MySQLManager: This transfer can be faster! Use the --direct </text:p>
      <text:p text:style-name="P3">15/06/26 16:20:26 WARN manager.MySQLManager: option to exercise a MySQL-specific fast path. </text:p>
      <text:p text:style-name="P3">15/06/26 16:20:26 INFO manager.MySQLManager: Setting zero DATETIME behavior to convertToNull (mysql) </text:p>
      <text:p text:style-name="P3">15/06/26 16:20:26 INFO mapreduce.ImportJobBase: Beginning import of UserSessionOldLog </text:p>
      <text:p text:style-name="P3"><text:soft-page-break/>15/06/26 16:20:27 INFO Configuration.deprecation: mapred.jar is deprecated. Instead, use mapreduce.job.jar </text:p>
      <text:p text:style-name="P3">15/06/26 16:20:28 INFO Configuration.deprecation: mapred.map.tasks is deprecated. Instead, use mapreduce.job.maps </text:p>
      <text:p text:style-name="P3">15/06/26 16:20:28 INFO client.RMProxy: Connecting to ResourceManager at /0.0.0.0:8032 </text:p>
      <text:p text:style-name="P3">15/06/26 16:20:29 INFO mapreduce.JobSubmissionFiles: Permissions on staging directory /tmp/hadoop-yarn/staging/hduser/.staging are incorrect: rwxrwxrwx. Fixing permissions to correct value rwx------ </text:p>
      <text:p text:style-name="P3">15/06/26 16:20:31 INFO db.DBInputFormat: Using read commited transaction isolation </text:p>
      <text:p text:style-name="P3">15/06/26 16:20:31 INFO mapreduce.JobSubmitter: number of splits:1 </text:p>
      <text:p text:style-name="P3">15/06/26 16:20:32 INFO mapreduce.JobSubmitter: Submitting tokens for job: job_1435299858158_0001 </text:p>
      <text:p text:style-name="P3">15/06/26 16:20:33 INFO impl.YarnClientImpl: Submitted application application_1435299858158_0001 </text:p>
      <text:p text:style-name="P3">15/06/26 16:20:33 INFO mapreduce.Job: The url to track the job: http://arinjoy-Inspiron-3521:8088/proxy/application_1435299858158_0001/ </text:p>
      <text:p text:style-name="P3">15/06/26 16:20:33 INFO mapreduce.Job: Running job: job_1435299858158_0001 </text:p>
      <text:p text:style-name="P3">15/06/26 16:20:45 INFO mapreduce.Job: Job job_1435299858158_0001 running in uber mode : false </text:p>
      <text:p text:style-name="P3">15/06/26 16:20:45 INFO mapreduce.Job: <text:s/>map 0% reduce 0% </text:p>
      <text:p text:style-name="P3">15/06/26 16:22:55 INFO mapreduce.Job: <text:s/>map 100% reduce 0% </text:p>
      <text:p text:style-name="P3">15/06/26 16:22:57 INFO mapreduce.Job: Job job_1435299858158_0001 completed successfully </text:p>
      <text:p text:style-name="P3">15/06/26 16:22:57 INFO mapreduce.Job: Counters: 30 </text:p>
      <text:p text:style-name="P3"><text:tab/>File System Counters </text:p>
      <text:p text:style-name="P3"><text:tab/><text:tab/>FILE: Number of bytes read=0 </text:p>
      <text:p text:style-name="P3"><text:tab/><text:tab/>FILE: Number of bytes written=115239 </text:p>
      <text:p text:style-name="P3"><text:tab/><text:tab/>FILE: Number of read operations=0 </text:p>
      <text:p text:style-name="P3"><text:tab/><text:tab/>FILE: Number of large read operations=0 </text:p>
      <text:p text:style-name="P3"><text:tab/><text:tab/>FILE: Number of write operations=0 </text:p>
      <text:p text:style-name="P3"><text:tab/><text:tab/>HDFS: Number of bytes read=87 </text:p>
      <text:p text:style-name="P3"><text:tab/><text:tab/>HDFS: Number of bytes written=1568072086 </text:p>
      <text:p text:style-name="P3"><text:tab/><text:tab/>HDFS: Number of read operations=4 </text:p>
      <text:p text:style-name="P3"><text:tab/><text:tab/>HDFS: Number of large read operations=0 </text:p>
      <text:p text:style-name="P3"><text:tab/><text:tab/>HDFS: Number of write operations=2 </text:p>
      <text:p text:style-name="P3"><text:tab/>Job Counters </text:p>
      <text:p text:style-name="P3"><text:tab/><text:tab/>Launched map tasks=1 </text:p>
      <text:p text:style-name="P3"><text:tab/><text:tab/>Other local map tasks=1 </text:p>
      <text:p text:style-name="P3"><text:tab/><text:tab/>Total time spent by all maps in occupied slots (ms)=126591 </text:p>
      <text:p text:style-name="P3"><text:tab/><text:tab/>Total time spent by all reduces in occupied slots (ms)=0 </text:p>
      <text:p text:style-name="P3"><text:tab/><text:tab/>Total time spent by all map tasks (ms)=126591 </text:p>
      <text:p text:style-name="P3"><text:tab/><text:tab/>Total vcore-seconds taken by all map tasks=126591 </text:p>
      <text:p text:style-name="P3"><text:tab/><text:tab/>Total megabyte-seconds taken by all map tasks=129629184 </text:p>
      <text:p text:style-name="P3"><text:tab/>Map-Reduce Framework </text:p>
      <text:p text:style-name="P3"><text:tab/><text:tab/>Map input records=3830879 </text:p>
      <text:p text:style-name="P3"><text:tab/><text:tab/>Map output records=3830879 </text:p>
      <text:p text:style-name="P3"><text:tab/><text:tab/>Input split bytes=87 </text:p>
      <text:p text:style-name="P3"><text:tab/><text:tab/>Spilled Records=0 </text:p>
      <text:p text:style-name="P3"><text:tab/><text:tab/>Failed Shuffles=0 </text:p>
      <text:p text:style-name="P3"><text:tab/><text:tab/>Merged Map outputs=0 </text:p>
      <text:p text:style-name="P3"><text:tab/><text:tab/>GC time elapsed (ms)=1427 </text:p>
      <text:p text:style-name="P3"><text:soft-page-break/><text:tab/><text:tab/>CPU time spent (ms)=93700 </text:p>
      <text:p text:style-name="P3"><text:tab/><text:tab/>Physical memory (bytes) snapshot=203685888 </text:p>
      <text:p text:style-name="P3"><text:tab/><text:tab/>Virtual memory (bytes) snapshot=1161834496 </text:p>
      <text:p text:style-name="P3"><text:tab/><text:tab/>Total committed heap usage (bytes)=110624768 </text:p>
      <text:p text:style-name="P3"><text:tab/>File Input Format Counters </text:p>
      <text:p text:style-name="P3"><text:tab/><text:tab/>Bytes Read=0 </text:p>
      <text:p text:style-name="P3"><text:tab/>File Output Format Counters </text:p>
      <text:p text:style-name="P3"><text:tab/><text:tab/>Bytes Written=1568072086 </text:p>
      <text:p text:style-name="P3">15/06/26 16:22:57 INFO mapreduce.ImportJobBase: Transferred 1.4604 GB in 148.8832 seconds (10.0443 MB/sec) </text:p>
      <text:p text:style-name="P3">15/06/26 16:22:57 INFO mapreduce.ImportJobBase: Retrieved 3830879 records. </text:p>
      <text:p text:style-name="P3">15/06/26 16:22:57 INFO manager.SqlManager: Executing SQL statement: SELECT t.* FROM `UserSessionOldLog` AS t LIMIT 1 </text:p>
      <text:p text:style-name="P3">15/06/26 16:22:57 WARN hive.TableDefWriter: Column createDateTime had to be cast to a less precise type in Hive </text:p>
      <text:p text:style-name="P3">15/06/26 16:22:57 WARN hive.TableDefWriter: Column problemSubmissionTime had to be cast to a less precise type in Hive </text:p>
      <text:p text:style-name="P3">15/06/26 16:22:57 WARN hive.TableDefWriter: Column lastModDateTime had to be cast to a less precise type in Hive </text:p>
      <text:p text:style-name="P3">15/06/26 16:22:57 INFO hive.HiveImport: Loading uploaded data into Hive </text:p>
      <text:p text:style-name="P3">15/06/26 16:22:58 INFO hive.HiveImport: ls: cannot access /usr/local/spark-1.2.1/lib/spark-assembly-*.jar: No such file or directory </text:p>
      <text:p text:style-name="P3">15/06/26 16:23:07 INFO hive.HiveImport: </text:p>
      <text:p text:style-name="P3">15/06/26 16:23:07 INFO hive.HiveImport: Logging initialized using configuration in file:/usr/local/hive/conf/hive-log4j.properties </text:p>
      <text:p text:style-name="P3">15/06/26 16:23:16 INFO hive.HiveImport: OK </text:p>
      <text:p text:style-name="P3">15/06/26 16:23:16 INFO hive.HiveImport: Time taken: 4.103 seconds </text:p>
      <text:p text:style-name="P3">15/06/26 16:23:17 INFO hive.HiveImport: Loading data to table default.userlog </text:p>
      <text:p text:style-name="P3">15/06/26 16:23:18 INFO hive.HiveImport: Table default.userlog stats: [numFiles=1, totalSize=1568072086] </text:p>
      <text:p text:style-name="P3">15/06/26 16:23:18 INFO hive.HiveImport: OK </text:p>
      <text:p text:style-name="P3">15/06/26 16:23:18 INFO hive.HiveImport: Time taken: 1.664 seconds </text:p>
      <text:p text:style-name="P3">15/06/26 16:23:19 INFO hive.HiveImport: Hive import complete. </text:p>
      <text:p text:style-name="P3">15/06/26 16:23:19 INFO hive.HiveImport: Export directory is not empty, keeping it.</text:p>
      <text:p text:style-name="P3"/>
      <text:p text:style-name="P3"/>
      <text:p text:style-name="P3">Note: This following error - </text:p>
      <text:p text:style-name="P3"/>
      <text:p text:style-name="P3">15/06/26 16:14:11 INFO sqoop.Sqoop: Running Sqoop version: 1.4.5 </text:p>
      <text:p text:style-name="P3">15/06/26 16:14:11 WARN tool.BaseSqoopTool: Setting your password on the command-line is insecure. Consider using -P instead. </text:p>
      <text:p text:style-name="P3">15/06/26 16:14:11 INFO tool.BaseSqoopTool: Using Hive-specific delimiters for output. You can override </text:p>
      <text:p text:style-name="P3">15/06/26 16:14:11 INFO tool.BaseSqoopTool: delimiters with --fields-terminated-by, etc. </text:p>
      <text:p text:style-name="P3">15/06/26 16:14:11 ERROR tool.BaseSqoopTool: Got error creating database manager: java.io.IOException: No manager for connect string: jdbc:mysql//localhost:3306/IITBxDataAnalytics </text:p>
      <text:p text:style-name="P3"><text:tab/>at org.apache.sqoop.ConnFactory.getManager(ConnFactory.java:191) </text:p>
      <text:p text:style-name="P3"><text:tab/>at org.apache.sqoop.tool.BaseSqoopTool.init(BaseSqoopTool.java:247) </text:p>
      <text:p text:style-name="P3"><text:tab/>at org.apache.sqoop.tool.ImportTool.init(ImportTool.java:89) </text:p>
      <text:p text:style-name="P3"><text:soft-page-break/><text:tab/>at org.apache.sqoop.tool.ImportTool.run(ImportTool.java:589) </text:p>
      <text:p text:style-name="P3"><text:tab/>at org.apache.sqoop.Sqoop.run(Sqoop.java:143) </text:p>
      <text:p text:style-name="P3"><text:tab/>at org.apache.hadoop.util.ToolRunner.run(ToolRunner.java:70) </text:p>
      <text:p text:style-name="P3"><text:tab/>at org.apache.sqoop.Sqoop.runSqoop(Sqoop.java:179) </text:p>
      <text:p text:style-name="P3"><text:tab/>at org.apache.sqoop.Sqoop.runTool(Sqoop.java:218) </text:p>
      <text:p text:style-name="P3"><text:tab/>at org.apache.sqoop.Sqoop.runTool(Sqoop.java:227) </text:p>
      <text:p text:style-name="P3"><text:tab/>at org.apache.sqoop.Sqoop.main(Sqoop.java:236) </text:p>
      <text:p text:style-name="P3"/>
      <text:p text:style-name="P3">Means the connect string given jdbc:... has an error in the format or spellings.. check it.</text:p>
      <text:p text:style-name="P3"/>
      <text:p text:style-name="P3"/>
      <text:p text:style-name="P3"/>
      <text:p text:style-name="P3"/>
      <text:p text:style-name="P3"/>
      <text:p text:style-name="P3">Note: In case of this error, please check if hadoop hdfs and yarn is running or not. The best bet would be to execute stop-all.sh and then start-all.sh, or stop-dfs.sh and stop-yarn.sh and start-dfs.sh and stop-yarn.sh in succession, and retrying the command.</text:p>
      <text:p text:style-name="P3"/>
      <text:p text:style-name="P3">15/06/28 00:41:33 ERROR tool.ImportTool: Encountered IOException running import job: java.net.ConnectException: Call From arinjoy-Inspiron-3521/127.0.1.1 to localhost:54310 failed on connection exception: java.net.ConnectException: Connection refused; For more details see: <text:s/>http://wiki.apache.org/hadoop/ConnectionRefused </text:p>
      <text:p text:style-name="P3"><text:tab/>at sun.reflect.NativeConstructorAccessorImpl.newInstance0(Native Method) </text:p>
      <text:p text:style-name="P3"><text:tab/>at sun.reflect.NativeConstructorAccessorImpl.newInstance(NativeConstructorAccessorImpl.java:57) </text:p>
      <text:p text:style-name="P3"><text:tab/>at sun.reflect.DelegatingConstructorAccessorImpl.newInstance(DelegatingConstructorAccessorImpl.java:45) </text:p>
      <text:p text:style-name="P3"><text:tab/>at java.lang.reflect.Constructor.newInstance(Constructor.java:526) </text:p>
      <text:p text:style-name="P3"><text:tab/>at org.apache.hadoop.net.NetUtils.wrapWithMessage(NetUtils.java:791) </text:p>
      <text:p text:style-name="P3"><text:tab/>at org.apache.hadoop.net.NetUtils.wrapException(NetUtils.java:731) </text:p>
      <text:p text:style-name="P3"><text:tab/>at org.apache.hadoop.ipc.Client.call(Client.java:1472) </text:p>
      <text:p text:style-name="P3"><text:tab/>at org.apache.hadoop.ipc.Client.call(Client.java:1399) </text:p>
      <text:p text:style-name="P3"><text:tab/>at org.apache.hadoop.ipc.ProtobufRpcEngine$Invoker.invoke(ProtobufRpcEngine.java:232) </text:p>
      <text:p text:style-name="P3"><text:tab/>at com.sun.proxy.$Proxy9.getFileInfo(Unknown Source) </text:p>
      <text:p text:style-name="P3"><text:tab/>at org.apache.hadoop.hdfs.protocolPB.ClientNamenodeProtocolTranslatorPB.getFileInfo(ClientNamenodeProtocolTranslatorPB.java:752) </text:p>
      <text:p text:style-name="P3"><text:tab/>at sun.reflect.NativeMethodAccessorImpl.invoke0(Native Method) </text:p>
      <text:p text:style-name="P3"><text:tab/>at sun.reflect.NativeMethodAccessorImpl.invoke(NativeMethodAccessorImpl.java:57) </text:p>
      <text:p text:style-name="P3"><text:tab/>at sun.reflect.DelegatingMethodAccessorImpl.invoke(DelegatingMethodAccessorImpl.java:43) </text:p>
      <text:p text:style-name="P3"><text:tab/>at java.lang.reflect.Method.invoke(Method.java:606) </text:p>
      <text:p text:style-name="P3"><text:tab/>at org.apache.hadoop.io.retry.RetryInvocationHandler.invokeMethod(RetryInvocationHandler.java:187) </text:p>
      <text:p text:style-name="P3"><text:tab/>at org.apache.hadoop.io.retry.RetryInvocationHandler.invoke(RetryInvocationHandler.java:102) </text:p>
      <text:p text:style-name="P3"><text:tab/>at com.sun.proxy.$Proxy10.getFileInfo(Unknown Source) </text:p>
      <text:p text:style-name="P3"><text:tab/>at org.apache.hadoop.hdfs.DFSClient.getFileInfo(DFSClient.java:1988) </text:p>
      <text:p text:style-name="P3"><text:tab/>at org.apache.hadoop.hdfs.DistributedFileSystem$18.doCall(DistributedFileSystem.java:1118) </text:p>
      <text:p text:style-name="P3"><text:tab/>at org.apache.hadoop.hdfs.DistributedFileSystem$18.doCall(DistributedFileSystem.java:1114) </text:p>
      <text:p text:style-name="P3"><text:soft-page-break/><text:tab/>at org.apache.hadoop.fs.FileSystemLinkResolver.resolve(FileSystemLinkResolver.java:81) </text:p>
      <text:p text:style-name="P3"><text:tab/>at org.apache.hadoop.hdfs.DistributedFileSystem.getFileStatus(DistributedFileSystem.java:1114) </text:p>
      <text:p text:style-name="P3"><text:tab/>at org.apache.hadoop.fs.FileSystem.exists(FileSystem.java:1400) </text:p>
      <text:p text:style-name="P3"><text:tab/>at org.apache.hadoop.mapreduce.lib.output.FileOutputFormat.checkOutputSpecs(FileOutputFormat.java:145) </text:p>
      <text:p text:style-name="P3"><text:tab/>at org.apache.hadoop.mapreduce.JobSubmitter.checkSpecs(JobSubmitter.java:562) </text:p>
      <text:p text:style-name="P3"><text:tab/>at org.apache.hadoop.mapreduce.JobSubmitter.submitJobInternal(JobSubmitter.java:432) </text:p>
      <text:p text:style-name="P3"><text:tab/>at org.apache.hadoop.mapreduce.Job$10.run(Job.java:1296) </text:p>
      <text:p text:style-name="P3"><text:tab/>at org.apache.hadoop.mapreduce.Job$10.run(Job.java:1293) </text:p>
      <text:p text:style-name="P3"><text:tab/>at java.security.AccessController.doPrivileged(Native Method) </text:p>
      <text:p text:style-name="P3"><text:tab/>at javax.security.auth.Subject.doAs(Subject.java:415) </text:p>
      <text:p text:style-name="P3"><text:tab/>at org.apache.hadoop.security.UserGroupInformation.doAs(UserGroupInformation.java:1628) </text:p>
      <text:p text:style-name="P3"><text:tab/>at org.apache.hadoop.mapreduce.Job.submit(Job.java:1293) </text:p>
      <text:p text:style-name="P3"><text:tab/>at org.apache.hadoop.mapreduce.Job.waitForCompletion(Job.java:1314) </text:p>
      <text:p text:style-name="P3"><text:tab/>at org.apache.sqoop.mapreduce.ImportJobBase.doSubmitJob(ImportJobBase.java:186) </text:p>
      <text:p text:style-name="P3"><text:tab/>at org.apache.sqoop.mapreduce.ImportJobBase.runJob(ImportJobBase.java:159) </text:p>
      <text:p text:style-name="P3"><text:tab/>at org.apache.sqoop.mapreduce.ImportJobBase.runImport(ImportJobBase.java:247) </text:p>
      <text:p text:style-name="P3"><text:tab/>at org.apache.sqoop.manager.SqlManager.importTable(SqlManager.java:665) </text:p>
      <text:p text:style-name="P3"><text:tab/>at org.apache.sqoop.manager.MySQLManager.importTable(MySQLManager.java:118) </text:p>
      <text:p text:style-name="P3"><text:tab/>at org.apache.sqoop.tool.ImportTool.importTable(ImportTool.java:497) </text:p>
      <text:p text:style-name="P3"><text:tab/>at org.apache.sqoop.tool.ImportTool.run(ImportTool.java:601) </text:p>
      <text:p text:style-name="P3"><text:tab/>at org.apache.sqoop.Sqoop.run(Sqoop.java:143) </text:p>
      <text:p text:style-name="P3"><text:tab/>at org.apache.hadoop.util.ToolRunner.run(ToolRunner.java:70) </text:p>
      <text:p text:style-name="P3"><text:tab/>at org.apache.sqoop.Sqoop.runSqoop(Sqoop.java:179) </text:p>
      <text:p text:style-name="P3"><text:tab/>at org.apache.sqoop.Sqoop.runTool(Sqoop.java:218) </text:p>
      <text:p text:style-name="P3"><text:tab/>at org.apache.sqoop.Sqoop.runTool(Sqoop.java:227) </text:p>
      <text:p text:style-name="P3"><text:tab/>at org.apache.sqoop.Sqoop.main(Sqoop.java:236) </text:p>
      <text:p text:style-name="P3">Caused by: java.net.ConnectException: Connection refused </text:p>
      <text:p text:style-name="P3"><text:tab/>at sun.nio.ch.SocketChannelImpl.checkConnect(Native Method) </text:p>
      <text:p text:style-name="P3"><text:tab/>at sun.nio.ch.SocketChannelImpl.finishConnect(SocketChannelImpl.java:739) </text:p>
      <text:p text:style-name="P3"><text:tab/>at org.apache.hadoop.net.SocketIOWithTimeout.connect(SocketIOWithTimeout.java:206) </text:p>
      <text:p text:style-name="P3"><text:tab/>at org.apache.hadoop.net.NetUtils.connect(NetUtils.java:530) </text:p>
      <text:p text:style-name="P3"><text:tab/>at org.apache.hadoop.net.NetUtils.connect(NetUtils.java:494) </text:p>
      <text:p text:style-name="P3"><text:tab/>at org.apache.hadoop.ipc.Client$Connection.setupConnection(Client.java:607) </text:p>
      <text:p text:style-name="P3"><text:tab/>at org.apache.hadoop.ipc.Client$Connection.setupIOstreams(Client.java:705) </text:p>
      <text:p text:style-name="P3"><text:tab/>at org.apache.hadoop.ipc.Client$Connection.access$2800(Client.java:368) </text:p>
      <text:p text:style-name="P3"><text:tab/>at org.apache.hadoop.ipc.Client.getConnection(Client.java:1521) </text:p>
      <text:p text:style-name="P3"><text:tab/>at org.apache.hadoop.ipc.Client.call(Client.java:1438) </text:p>
      <text:p text:style-name="P3"><text:tab/>... 40 more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Menlo, Monaco, 'Lucida Console', 'Liberation Mono', 'DejaVu Sans Mono', 'Bitstream Vera Sans Mono', 'Courier New', monospace, sans-serif"/>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WenQuanYi Micro Hei" style:font-size-asian="10pt" style:font-name-complex="Lohit Hindi2"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roid Sans Mono" style:font-name-asian="WenQuanYi Micro Hei" style:font-name-complex="Lohit Hindi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njoy Basak</meta:initial-creator>
    <meta:creation-date>2015-06-26T22:09:42</meta:creation-date>
    <dc:date>2015-10-06T16:41:58</dc:date>
    <dc:creator>Arinjoy Basak</dc:creator>
    <meta:editing-duration>PT4H31M8S</meta:editing-duration>
    <meta:editing-cycles>396</meta:editing-cycles>
    <meta:generator>LibreOffice/3.5$Linux_X86_64 LibreOffice_project/350m1$Build-2</meta:generator>
    <meta:document-statistic meta:table-count="0" meta:image-count="0" meta:object-count="0" meta:page-count="34" meta:paragraph-count="1060" meta:word-count="5908" meta:character-count="80391" meta:non-whitespace-character-count="73830"/>
  </office:meta>
</office:document-meta>
</file>